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ans-serif" svg:font-family="Arial, sans-serif" style:font-family-generic="system"/>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ListParagraph" style:master-page-name="MP0" style:family="paragraph">
      <style:paragraph-properties fo:break-before="page" fo:text-align="justify" fo:margin-left="0in">
        <style:tab-stops/>
      </style:paragraph-properties>
      <style:text-properties style:font-name="Arial" style:font-name-complex="Calibri" fo:color="#000000"/>
    </style:style>
    <style:style style:name="P2" style:parent-style-name="ListParagraph" style:family="paragraph">
      <style:paragraph-properties fo:text-align="justify" fo:margin-left="0.7875in">
        <style:tab-stops/>
      </style:paragraph-properties>
    </style:style>
    <style:style style:name="T3" style:parent-style-name="DefaultParagraphFont" style:family="text">
      <style:text-properties style:font-name="Arial" style:font-name-complex="Calibri" fo:color="#000000"/>
    </style:style>
    <style:style style:name="P4" style:parent-style-name="ListParagraph" style:family="paragraph">
      <style:paragraph-properties fo:text-align="justify" fo:margin-left="0.7875in">
        <style:tab-stops/>
      </style:paragraph-properties>
      <style:text-properties style:font-name="Arial" style:font-name-complex="Calibri" fo:color="#000000"/>
    </style:style>
    <style:style style:name="P5" style:parent-style-name="ListParagraph" style:family="paragraph">
      <style:paragraph-properties fo:text-align="justify" fo:margin-left="0.7875in">
        <style:tab-stops/>
      </style:paragraph-properties>
      <style:text-properties style:font-name="Arial" style:font-name-complex="Calibri" fo:color="#000000"/>
    </style:style>
    <style:style style:name="P6" style:parent-style-name="ListParagraph" style:family="paragraph">
      <style:paragraph-properties fo:text-align="justify" fo:margin-left="0.7875in">
        <style:tab-stops/>
      </style:paragraph-properties>
      <style:text-properties style:font-name="Arial" style:font-name-complex="Calibri" fo:color="#000000"/>
    </style:style>
    <style:style style:name="P7" style:parent-style-name="ListParagraph" style:family="paragraph">
      <style:paragraph-properties fo:text-align="justify" fo:margin-left="0.7875in">
        <style:tab-stops/>
      </style:paragraph-properties>
      <style:text-properties style:font-name="Arial" style:font-name-complex="Calibri" fo:color="#000000"/>
    </style:style>
    <style:style style:name="P8" style:parent-style-name="ListParagraph" style:family="paragraph">
      <style:paragraph-properties fo:text-align="justify" fo:margin-left="0.7875in">
        <style:tab-stops/>
      </style:paragraph-properties>
      <style:text-properties style:font-name="Arial" style:font-name-complex="Calibri" fo:color="#000000"/>
    </style:style>
    <style:style style:name="P9" style:parent-style-name="Standard" style:family="paragraph">
      <style:paragraph-properties fo:margin-left="0.7881in">
        <style:tab-stops/>
      </style:paragraph-properties>
      <style:text-properties style:font-name="Arial" style:font-name-complex="Calibri" fo:font-weight="bold" style:font-weight-asian="bold" style:font-weight-complex="bold" fo:color="#000000" fo:font-size="20pt" style:font-size-asian="20pt" style:font-size-complex="20pt"/>
    </style:style>
    <style:style style:name="P10" style:parent-style-name="Standard" style:family="paragraph">
      <style:paragraph-properties fo:margin-left="0.7881in">
        <style:tab-stops/>
      </style:paragraph-properties>
      <style:text-properties style:font-name="Arial" style:font-name-complex="Calibri" fo:font-weight="bold" style:font-weight-asian="bold" style:font-weight-complex="bold" fo:color="#000000" fo:font-size="20pt" style:font-size-asian="20pt" style:font-size-complex="20pt"/>
    </style:style>
    <style:style style:name="P11" style:parent-style-name="Standard" style:family="paragraph">
      <style:paragraph-properties fo:widows="2" fo:orphans="2"/>
      <style:text-properties style:font-name="Arial" fo:color="#000000" fo:font-size="36pt" style:font-size-asian="36pt" style:font-size-complex="36pt"/>
    </style:style>
    <style:style style:name="P12" style:parent-style-name="Standard" style:family="paragraph">
      <style:paragraph-properties fo:text-align="center"/>
      <style:text-properties style:font-name="Arial" fo:color="#000000" fo:font-size="16pt" style:font-size-asian="16pt" style:font-size-complex="16pt"/>
    </style:style>
    <style:style style:name="P13"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4"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5"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6"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17" style:parent-style-name="Standard" style:family="paragraph">
      <style:paragraph-properties fo:text-align="justify" fo:margin-left="0.7875in">
        <style:tab-stops/>
      </style:paragraph-properties>
      <style:text-properties style:font-name="Arial" style:font-name-asian="Calibri" style:font-name-complex="Calibri" fo:color="#000000" fo:font-size="16pt" style:font-size-asian="16pt" style:font-size-complex="16pt" style:language-asian="de" style:country-asian="DE"/>
    </style:style>
    <style:style style:name="P18" style:parent-style-name="Standard" style:family="paragraph">
      <style:paragraph-properties fo:text-align="justify" fo:margin-left="0.7875in">
        <style:tab-stops/>
      </style:paragraph-properties>
    </style:style>
    <style:style style:name="T19" style:parent-style-name="DefaultParagraphFont" style:family="text">
      <style:text-properties style:font-name="Arial" style:font-name-asian="Arial" style:font-name-complex="Calibri" fo:color="#000000" fo:font-size="16pt" style:font-size-asian="16pt" style:font-size-complex="16pt" style:language-asian="de" style:country-asian="DE"/>
    </style:style>
    <style:style style:name="T20" style:parent-style-name="DefaultParagraphFont" style:family="text">
      <style:text-properties style:font-name="Arial" style:font-name-asian="Arial" style:font-name-complex="Calibri" fo:color="#000000" fo:font-size="16pt" style:font-size-asian="16pt" style:font-size-complex="16pt" style:language-asian="de" style:country-asian="DE"/>
    </style:style>
    <style:style style:name="T21" style:parent-style-name="DefaultParagraphFont" style:family="text">
      <style:text-properties style:font-name="Arial" fo:color="#000000" fo:font-size="16pt" style:font-size-asian="16pt" style:font-size-complex="16pt"/>
    </style:style>
    <style:style style:name="P22"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3"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4" style:parent-style-name="Standard" style:family="paragraph">
      <style:paragraph-properties fo:text-align="justify"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5"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6" style:parent-style-name="Standard" style:family="paragraph">
      <style:text-properties style:font-name="Arial" style:font-name-asian="Arial" style:font-name-complex="Calibri" fo:color="#000000" fo:font-size="16pt" style:font-size-asian="16pt" style:font-size-complex="16pt" style:language-asian="de" style:country-asian="DE"/>
    </style:style>
    <style:style style:name="P27"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8"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29"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0"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1"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2"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3"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4" style:parent-style-name="Standard" style:family="paragraph">
      <style:paragraph-properties fo:margin-left="0.7875in">
        <style:tab-stops/>
      </style:paragraph-properties>
      <style:text-properties style:font-name="Arial" style:font-name-asian="Arial" style:font-name-complex="Calibri" fo:color="#000000" fo:font-size="16pt" style:font-size-asian="16pt" style:font-size-complex="16pt" style:language-asian="de" style:country-asian="DE"/>
    </style:style>
    <style:style style:name="P35" style:parent-style-name="Standard" style:family="paragraph">
      <style:paragraph-properties fo:margin-left="0.7875in">
        <style:tab-stops/>
      </style:paragraph-properties>
      <style:text-properties style:font-name="Arial" style:font-name-complex="Calibri" fo:color="#000000"/>
    </style:style>
    <style:style style:name="P36" style:parent-style-name="ListParagraph" style:family="paragraph">
      <style:paragraph-properties fo:text-align="center" fo:margin-left="0in">
        <style:tab-stops/>
      </style:paragraph-properties>
      <style:text-properties style:font-name="Arial" style:font-name-complex="Calibri" fo:color="#000000"/>
    </style:style>
    <style:style style:name="P37" style:parent-style-name="ListParagraph" style:family="paragraph">
      <style:paragraph-properties fo:text-align="center" fo:margin-left="0in">
        <style:tab-stops/>
      </style:paragraph-properties>
      <style:text-properties style:font-name="Arial" style:font-name-complex="Calibri" fo:color="#000000"/>
    </style:style>
    <style:style style:name="P38" style:parent-style-name="ListParagraph" style:family="paragraph">
      <style:paragraph-properties fo:text-align="center" fo:margin-left="0in">
        <style:tab-stops/>
      </style:paragraph-properties>
      <style:text-properties style:font-name="Arial" style:font-name-complex="Calibri" fo:color="#000000"/>
    </style:style>
    <style:style style:name="P39" style:parent-style-name="ListParagraph" style:family="paragraph">
      <style:paragraph-properties fo:text-align="center" fo:margin-left="0in">
        <style:tab-stops/>
      </style:paragraph-properties>
      <style:text-properties style:font-name="Arial" style:font-name-complex="Calibri" fo:color="#000000"/>
    </style:style>
    <style:style style:name="P40" style:parent-style-name="ListParagraph" style:family="paragraph">
      <style:paragraph-properties fo:text-align="center" fo:margin-left="0in">
        <style:tab-stops/>
      </style:paragraph-properties>
      <style:text-properties style:font-name="Arial" style:font-name-complex="Calibri" fo:color="#000000"/>
    </style:style>
    <style:style style:name="P41" style:parent-style-name="ListParagraph" style:family="paragraph">
      <style:paragraph-properties fo:text-align="center" fo:margin-left="0in">
        <style:tab-stops/>
      </style:paragraph-properties>
      <style:text-properties style:font-name="Arial" style:font-name-complex="Calibri" fo:color="#000000"/>
    </style:style>
    <style:style style:name="P42" style:parent-style-name="ListParagraph" style:family="paragraph">
      <style:paragraph-properties fo:text-align="center" fo:margin-left="0in">
        <style:tab-stops/>
      </style:paragraph-properties>
      <style:text-properties style:font-name="Arial" style:font-name-complex="Calibri" fo:color="#000000"/>
    </style:style>
    <style:style style:name="P43" style:parent-style-name="ListParagraph" style:family="paragraph">
      <style:paragraph-properties fo:text-align="center" fo:margin-left="0in">
        <style:tab-stops/>
      </style:paragraph-properties>
      <style:text-properties style:font-name="Arial" style:font-name-complex="Calibri" fo:color="#000000"/>
    </style:style>
    <style:style style:name="P44" style:parent-style-name="ListParagraph" style:family="paragraph">
      <style:paragraph-properties fo:text-align="center" fo:margin-left="0in">
        <style:tab-stops/>
      </style:paragraph-properties>
      <style:text-properties style:font-name="Arial" style:font-name-complex="Calibri" fo:color="#000000"/>
    </style:style>
    <style:style style:name="P45" style:parent-style-name="ListParagraph" style:family="paragraph">
      <style:paragraph-properties fo:text-align="center" fo:margin-left="0in">
        <style:tab-stops/>
      </style:paragraph-properties>
      <style:text-properties style:font-name="Arial" style:font-name-complex="Calibri" fo:color="#000000"/>
    </style:style>
    <style:style style:name="P46" style:parent-style-name="ListParagraph" style:family="paragraph">
      <style:paragraph-properties fo:text-align="center" fo:margin-left="0in">
        <style:tab-stops/>
      </style:paragraph-properties>
      <style:text-properties style:font-name="Arial" style:font-name-complex="Calibri" fo:color="#000000"/>
    </style:style>
    <style:style style:name="P47" style:parent-style-name="ListParagraph" style:family="paragraph">
      <style:paragraph-properties fo:text-align="center" fo:margin-left="0in">
        <style:tab-stops/>
      </style:paragraph-properties>
      <style:text-properties style:font-name="Arial" style:font-name-complex="Calibri" fo:color="#000000"/>
    </style:style>
    <style:style style:name="P48"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49" style:parent-style-name="ListParagraph" style:family="paragraph">
      <style:paragraph-properties fo:text-align="center" fo:margin-left="0in">
        <style:tab-stops/>
      </style:paragraph-properties>
      <style:text-properties style:font-name="Arial" style:font-name-complex="Calibri" fo:color="#000000"/>
    </style:style>
    <style:style style:name="P50"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1" style:parent-style-name="ListParagraph" style:family="paragraph">
      <style:paragraph-properties fo:text-align="center" fo:margin-left="0in">
        <style:tab-stops/>
      </style:paragraph-properties>
      <style:text-properties style:font-name="Arial" style:font-name-complex="Calibri" fo:color="#000000"/>
    </style:style>
    <style:style style:name="P52"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3" style:parent-style-name="ListParagraph" style:family="paragraph">
      <style:paragraph-properties fo:text-align="center" fo:margin-left="0in">
        <style:tab-stops/>
      </style:paragraph-properties>
      <style:text-properties style:font-name="Arial" style:font-name-complex="Calibri" fo:color="#000000"/>
    </style:style>
    <style:style style:name="P54"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5" style:parent-style-name="ListParagraph" style:family="paragraph">
      <style:paragraph-properties fo:text-align="center" fo:margin-left="0in">
        <style:tab-stops/>
      </style:paragraph-properties>
      <style:text-properties style:font-name="Arial" style:font-name-complex="Calibri" fo:color="#000000"/>
    </style:style>
    <style:style style:name="P56"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57" style:parent-style-name="ListParagraph" style:family="paragraph">
      <style:paragraph-properties fo:text-align="center" fo:margin-left="0in">
        <style:tab-stops/>
      </style:paragraph-properties>
      <style:text-properties style:font-name="Arial" style:font-name-complex="Calibri" fo:color="#000000"/>
    </style:style>
    <style:style style:name="P58" style:parent-style-name="ListParagraph" style:family="paragraph">
      <style:paragraph-properties fo:text-align="center" fo:margin-left="0in">
        <style:tab-stops/>
      </style:paragraph-properties>
      <style:text-properties style:font-name="Arial" style:font-name-complex="Calibri" fo:color="#000000"/>
    </style:style>
    <style:style style:name="P59" style:parent-style-name="ListParagraph" style:family="paragraph">
      <style:paragraph-properties fo:text-align="center" fo:margin-left="0in">
        <style:tab-stops/>
      </style:paragraph-properties>
      <style:text-properties style:font-name="Arial" style:font-name-complex="Calibri" fo:color="#000000"/>
    </style:style>
    <style:style style:name="P60"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61" style:parent-style-name="ListParagraph" style:family="paragraph">
      <style:paragraph-properties fo:text-align="center" fo:margin-left="0in">
        <style:tab-stops/>
      </style:paragraph-properties>
      <style:text-properties style:font-name="Arial" style:font-name-complex="Calibri" fo:color="#000000"/>
    </style:style>
    <style:style style:name="P62" style:parent-style-name="ListParagraph" style:family="paragraph">
      <style:paragraph-properties fo:text-align="center" fo:margin-left="0in" fo:text-indent="0in">
        <style:tab-stops/>
      </style:paragraph-properties>
      <style:text-properties style:font-name="Arial" style:font-name-complex="Calibri" fo:color="#000000"/>
    </style:style>
    <style:style style:name="P63" style:parent-style-name="ListParagraph" style:family="paragraph">
      <style:paragraph-properties fo:text-align="center" fo:margin-left="0in">
        <style:tab-stops/>
      </style:paragraph-properties>
      <style:text-properties style:font-name="Arial" style:font-name-complex="Calibri" fo:color="#000000"/>
    </style:style>
    <style:style style:name="P64" style:parent-style-name="Standard" style:family="paragraph">
      <style:paragraph-properties fo:text-align="justify" fo:margin-left="0.7875in">
        <style:tab-stops/>
      </style:paragraph-properties>
      <style:text-properties style:font-name="Arial" style:font-name-complex="Calibri" fo:color="#000000"/>
    </style:style>
    <style:style style:name="P65" style:parent-style-name="Standard" style:family="paragraph">
      <style:paragraph-properties fo:text-align="justify" fo:margin-left="0.7875in">
        <style:tab-stops/>
      </style:paragraph-properties>
      <style:text-properties style:font-name="Arial" style:font-name-complex="Calibri" fo:color="#000000"/>
    </style:style>
    <style:style style:name="P66" style:parent-style-name="Standard" style:family="paragraph">
      <style:paragraph-properties fo:text-align="justify" fo:margin-left="0.7875in">
        <style:tab-stops/>
      </style:paragraph-properties>
      <style:text-properties style:font-name="Arial" style:font-name-asian="Calibri" style:font-name-complex="Calibri" fo:color="#000000" style:language-asian="de" style:country-asian="DE"/>
    </style:style>
    <style:style style:name="P67" style:parent-style-name="Standard" style:family="paragraph">
      <style:paragraph-properties fo:text-align="justify" fo:margin-left="0.7875in">
        <style:tab-stops/>
      </style:paragraph-properties>
      <style:text-properties style:font-name="Arial" style:font-name-asian="Arial" style:font-name-complex="Calibri" fo:color="#000000" style:language-asian="de" style:country-asian="DE"/>
    </style:style>
    <style:style style:name="P68"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69"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0"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1"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2"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3"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4"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5"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6"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7"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8"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79"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0"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1"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2"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3"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4"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5"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6"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7" style:parent-style-name="Standard" style:family="paragraph">
      <style:paragraph-properties fo:margin-left="0.7875in">
        <style:tab-stops/>
      </style:paragraph-properties>
      <style:text-properties style:font-name="Arial" style:font-name-asian="Arial" style:font-name-complex="Calibri" fo:color="#000000" style:language-asian="de" style:country-asian="DE"/>
    </style:style>
    <style:style style:name="P88" style:parent-style-name="Standard" style:family="paragraph">
      <style:paragraph-properties fo:text-align="justify"/>
      <style:text-properties style:font-name="Arial" style:font-name-complex="Calibri Light" fo:font-weight="bold" style:font-weight-asian="bold" style:font-weight-complex="bold" fo:color="#000000"/>
    </style:style>
    <style:style style:name="P89" style:parent-style-name="Standard" style:family="paragraph">
      <style:paragraph-properties fo:text-align="justify"/>
      <style:text-properties style:font-name="Arial" style:font-name-complex="Calibri Light" fo:color="#000000"/>
    </style:style>
    <style:style style:name="P90" style:parent-style-name="Standard" style:family="paragraph">
      <style:paragraph-properties fo:text-align="justify"/>
    </style:style>
    <style:style style:name="T91" style:parent-style-name="DefaultParagraphFont" style:family="text">
      <style:text-properties style:font-name="Arial" style:font-name-complex="Calibri Light" fo:color="#000000"/>
    </style:style>
    <style:style style:name="T92" style:parent-style-name="DefaultParagraphFont" style:family="text">
      <style:text-properties style:font-name="Arial" style:font-name-asian="Arial" style:font-name-complex="Arial" fo:color="#000000"/>
    </style:style>
    <style:style style:name="T93" style:parent-style-name="DefaultParagraphFont" style:family="text">
      <style:text-properties style:font-name="Arial" style:font-name-complex="Calibri Light" fo:color="#000000"/>
    </style:style>
    <style:style style:name="T94" style:parent-style-name="DefaultParagraphFont" style:family="text">
      <style:text-properties style:font-name="Arial" style:font-name-asian="Arial" style:font-name-complex="Arial" fo:color="#000000"/>
    </style:style>
    <style:style style:name="P95" style:parent-style-name="Standard" style:family="paragraph">
      <style:paragraph-properties fo:text-align="justify"/>
      <style:text-properties style:font-name="Arial" style:font-name-asian="Arial" style:font-name-complex="Arial" fo:color="#000000"/>
    </style:style>
    <style:style style:name="P96" style:parent-style-name="Standard" style:family="paragraph">
      <style:paragraph-properties fo:text-align="justify"/>
      <style:text-properties style:font-name="Arial" style:font-name-asian="Arial" style:font-name-complex="Arial" fo:color="#000000"/>
    </style:style>
    <style:style style:name="P97" style:parent-style-name="Standard" style:family="paragraph">
      <style:paragraph-properties fo:text-align="justify"/>
      <style:text-properties style:font-name="Arial" style:font-name-asian="Arial" style:font-name-complex="Arial" fo:color="#000000"/>
    </style:style>
    <style:style style:name="P98" style:parent-style-name="Standard" style:family="paragraph">
      <style:paragraph-properties fo:text-align="justify"/>
    </style:style>
    <style:style style:name="T99" style:parent-style-name="DefaultParagraphFont" style:family="text">
      <style:text-properties style:font-name="Arial" style:font-name-asian="Arial" style:font-name-complex="Arial" fo:font-weight="bold" style:font-weight-asian="bold" style:font-weight-complex="bold" fo:color="#000000"/>
    </style:style>
    <style:style style:name="T100" style:parent-style-name="DefaultParagraphFont" style:family="text">
      <style:text-properties style:font-name="Arial" style:font-name-asian="Arial" style:font-name-complex="Arial" fo:color="#000000"/>
    </style:style>
    <style:style style:name="P101" style:parent-style-name="Standard" style:family="paragraph">
      <style:paragraph-properties fo:text-align="justify"/>
      <style:text-properties style:font-name="Arial" style:font-name-asian="Arial" style:font-name-complex="Arial" fo:color="#000000"/>
    </style:style>
    <style:style style:name="P102" style:parent-style-name="Standard" style:family="paragraph">
      <style:paragraph-properties fo:text-align="justify"/>
      <style:text-properties style:font-name="Arial" style:font-name-asian="Arial" style:font-name-complex="Arial" fo:color="#000000"/>
    </style:style>
    <style:style style:name="P103" style:parent-style-name="Standard" style:family="paragraph">
      <style:paragraph-properties fo:text-align="justify"/>
    </style:style>
    <style:style style:name="T104" style:parent-style-name="DefaultParagraphFont" style:family="text">
      <style:text-properties style:font-name="Arial" style:font-name-asian="Arial" style:font-name-complex="Arial" fo:font-weight="bold" style:font-weight-asian="bold" style:font-weight-complex="bold" fo:color="#000000"/>
    </style:style>
    <style:style style:name="T105" style:parent-style-name="DefaultParagraphFont" style:family="text">
      <style:text-properties style:font-name="Arial" style:font-name-asian="Arial" style:font-name-complex="Arial" fo:color="#000000"/>
    </style:style>
    <style:style style:name="P106" style:parent-style-name="Standard" style:family="paragraph">
      <style:paragraph-properties fo:text-align="justify"/>
      <style:text-properties style:font-name="Arial" style:font-name-asian="Arial" style:font-name-complex="Arial" fo:color="#000000"/>
    </style:style>
    <style:style style:name="P107" style:parent-style-name="Standard" style:family="paragraph">
      <style:paragraph-properties fo:text-align="justify"/>
      <style:text-properties style:font-name="Arial" style:font-name-asian="Arial" style:font-name-complex="Arial" fo:color="#000000"/>
    </style:style>
    <style:style style:name="P108" style:parent-style-name="Standard" style:family="paragraph">
      <style:paragraph-properties fo:text-align="justify"/>
    </style:style>
    <style:style style:name="T109" style:parent-style-name="DefaultParagraphFont" style:family="text">
      <style:text-properties style:font-name="Arial" style:font-name-asian="Arial" style:font-name-complex="Arial" fo:font-weight="bold" style:font-weight-asian="bold" style:font-weight-complex="bold" fo:color="#000000"/>
    </style:style>
    <style:style style:name="T110" style:parent-style-name="DefaultParagraphFont" style:family="text">
      <style:text-properties style:font-name="Arial" style:font-name-asian="Arial" style:font-name-complex="Arial" fo:color="#000000"/>
    </style:style>
    <style:style style:name="P111" style:parent-style-name="Standard" style:family="paragraph">
      <style:paragraph-properties fo:text-align="justify"/>
      <style:text-properties style:font-name="Arial" style:font-name-asian="Arial" style:font-name-complex="Arial" fo:color="#000000"/>
    </style:style>
    <style:style style:name="P112" style:parent-style-name="Standard" style:family="paragraph">
      <style:paragraph-properties fo:text-align="justify"/>
      <style:text-properties style:font-name="Arial" style:font-name-asian="Arial" style:font-name-complex="Arial" fo:color="#000000"/>
    </style:style>
    <style:style style:name="P113" style:parent-style-name="Standard" style:family="paragraph">
      <style:paragraph-properties fo:text-align="justify"/>
      <style:text-properties style:font-name="Arial" style:font-name-asian="Arial" style:font-name-complex="Arial" fo:color="#000000"/>
    </style:style>
    <style:style style:name="P114" style:parent-style-name="Standard" style:family="paragraph">
      <style:paragraph-properties fo:text-align="justify"/>
      <style:text-properties style:font-name="Arial" style:font-name-asian="Arial" style:font-name-complex="Arial" fo:color="#000000"/>
    </style:style>
    <style:style style:name="P115" style:parent-style-name="Standard" style:family="paragraph">
      <style:paragraph-properties fo:text-align="justify"/>
    </style:style>
    <style:style style:name="T116" style:parent-style-name="DefaultParagraphFont" style:family="text">
      <style:text-properties style:font-name="Arial" style:font-name-asian="Arial" style:font-name-complex="Arial" fo:font-weight="bold" style:font-weight-asian="bold" style:font-weight-complex="bold" fo:color="#000000"/>
    </style:style>
    <style:style style:name="T117" style:parent-style-name="DefaultParagraphFont" style:family="text">
      <style:text-properties style:font-name="Arial" style:font-name-asian="Arial" style:font-name-complex="Arial" fo:color="#000000"/>
    </style:style>
    <style:style style:name="P118" style:parent-style-name="Standard" style:family="paragraph">
      <style:paragraph-properties fo:text-align="justify"/>
      <style:text-properties style:font-name="Arial" style:font-name-asian="Arial" style:font-name-complex="Arial" fo:color="#000000"/>
    </style:style>
    <style:style style:name="P119" style:parent-style-name="Standard" style:family="paragraph">
      <style:paragraph-properties fo:text-align="justify"/>
      <style:text-properties style:font-name="Arial" style:font-name-asian="Arial" style:font-name-complex="Arial" fo:color="#000000"/>
    </style:style>
    <style:style style:name="P120" style:parent-style-name="Standard" style:family="paragraph">
      <style:paragraph-properties fo:text-align="justify"/>
      <style:text-properties style:font-name="Arial" style:font-name-asian="Arial" style:font-name-complex="Arial" fo:color="#000000"/>
    </style:style>
    <style:style style:name="P121" style:parent-style-name="Standard" style:family="paragraph">
      <style:paragraph-properties fo:text-align="justify"/>
    </style:style>
    <style:style style:name="T122" style:parent-style-name="DefaultParagraphFont" style:family="text">
      <style:text-properties style:font-name="Arial" style:font-name-asian="Arial" style:font-name-complex="Arial" fo:font-weight="bold" style:font-weight-asian="bold" style:font-weight-complex="bold" fo:color="#000000"/>
    </style:style>
    <style:style style:name="T123" style:parent-style-name="DefaultParagraphFont" style:family="text">
      <style:text-properties style:font-name="Arial" style:font-name-asian="Arial" style:font-name-complex="Arial" fo:color="#000000"/>
    </style:style>
    <style:style style:name="T124" style:parent-style-name="DefaultParagraphFont" style:family="text">
      <style:text-properties style:font-name="Arial" style:font-name-asian="Arial" style:font-name-complex="Arial" fo:color="#000000"/>
    </style:style>
    <style:style style:name="P125" style:parent-style-name="Standard" style:family="paragraph">
      <style:paragraph-properties fo:text-align="justify"/>
      <style:text-properties style:font-name="Arial" style:font-name-asian="Arial" style:font-name-complex="Arial" fo:color="#000000"/>
    </style:style>
    <style:style style:name="P126" style:parent-style-name="Standard" style:family="paragraph">
      <style:paragraph-properties fo:text-align="justify"/>
      <style:text-properties style:font-name="Arial" style:font-name-asian="Arial" style:font-name-complex="Arial" fo:color="#000000"/>
    </style:style>
    <style:style style:name="P127" style:parent-style-name="Standard" style:family="paragraph">
      <style:paragraph-properties fo:text-align="justify"/>
      <style:text-properties style:font-name="Arial" style:font-name-asian="Arial" style:font-name-complex="Arial" fo:color="#000000"/>
    </style:style>
    <style:style style:name="P128" style:parent-style-name="Standard" style:family="paragraph">
      <style:paragraph-properties fo:text-align="justify"/>
      <style:text-properties style:font-name="Arial" style:font-name-asian="Arial" style:font-name-complex="Arial" fo:color="#000000"/>
    </style:style>
    <style:style style:name="P129" style:parent-style-name="Standard" style:family="paragraph">
      <style:paragraph-properties fo:text-align="justify"/>
      <style:text-properties style:font-name="Arial" style:font-name-asian="Arial" style:font-name-complex="Arial" fo:color="#000000"/>
    </style:style>
    <style:style style:name="P130" style:parent-style-name="Standard" style:family="paragraph">
      <style:paragraph-properties fo:text-align="justify"/>
      <style:text-properties style:font-name="Arial" style:font-name-asian="Arial" style:font-name-complex="Arial" fo:color="#000000"/>
    </style:style>
    <style:style style:name="P131" style:parent-style-name="Standard" style:family="paragraph">
      <style:paragraph-properties fo:text-align="justify"/>
      <style:text-properties style:font-name="Arial" style:font-name-asian="Arial" style:font-name-complex="Arial" fo:color="#000000"/>
    </style:style>
    <style:style style:name="P132" style:parent-style-name="Standard" style:family="paragraph">
      <style:paragraph-properties fo:text-align="justify"/>
      <style:text-properties style:font-name="Arial" style:font-name-asian="Arial" style:font-name-complex="Arial" fo:color="#000000"/>
    </style:style>
    <style:style style:name="P133" style:parent-style-name="Standard" style:family="paragraph">
      <style:paragraph-properties fo:text-align="justify"/>
      <style:text-properties style:font-name="Arial" style:font-name-asian="Arial" style:font-name-complex="Arial" fo:color="#000000"/>
    </style:style>
    <style:style style:name="P134" style:parent-style-name="Standard" style:family="paragraph">
      <style:paragraph-properties fo:text-align="justify"/>
      <style:text-properties style:font-name="Arial" style:font-name-asian="Arial" style:font-name-complex="Arial" fo:color="#000000"/>
    </style:style>
    <style:style style:name="P135" style:parent-style-name="Standard" style:family="paragraph">
      <style:paragraph-properties fo:text-align="justify"/>
    </style:style>
    <style:style style:name="T136" style:parent-style-name="DefaultParagraphFont" style:family="text">
      <style:text-properties style:font-name="Arial" style:font-name-asian="Arial" style:font-name-complex="Arial" fo:color="#000000"/>
    </style:style>
    <style:style style:name="P137" style:parent-style-name="Standard" style:family="paragraph">
      <style:paragraph-properties fo:text-align="justify"/>
      <style:text-properties style:font-name="Arial" style:font-name-asian="Arial" style:font-name-complex="Arial" fo:color="#000000"/>
    </style:style>
    <style:style style:name="P138" style:parent-style-name="Standard" style:family="paragraph">
      <style:paragraph-properties fo:text-align="justify"/>
      <style:text-properties style:font-name="Arial" style:font-name-complex="Calibri Light" fo:color="#000000"/>
    </style:style>
    <style:style style:name="P139" style:parent-style-name="Standard" style:family="paragraph">
      <style:paragraph-properties fo:text-align="justify"/>
      <style:text-properties style:font-name="Arial" style:font-name-complex="Calibri Light" fo:color="#000000"/>
    </style:style>
    <style:style style:name="P140" style:parent-style-name="Standard" style:family="paragraph">
      <style:paragraph-properties fo:text-align="justify"/>
      <style:text-properties style:font-name="Arial" style:font-name-complex="Calibri Light" fo:color="#000000"/>
    </style:style>
    <style:style style:name="P141" style:parent-style-name="Standard" style:family="paragraph">
      <style:paragraph-properties fo:text-align="justify"/>
      <style:text-properties style:font-name="Arial" style:font-name-complex="Calibri Light" fo:color="#000000"/>
    </style:style>
    <style:style style:name="P142" style:parent-style-name="Standard" style:family="paragraph">
      <style:paragraph-properties fo:text-align="justify"/>
      <style:text-properties style:font-name="Arial" style:font-name-complex="Calibri Light" fo:color="#000000"/>
    </style:style>
    <style:style style:name="P143" style:parent-style-name="Standard" style:family="paragraph">
      <style:paragraph-properties fo:text-align="justify"/>
      <style:text-properties style:font-name="Arial" style:font-name-complex="Calibri Light" fo:color="#000000"/>
    </style:style>
    <style:style style:name="P144" style:parent-style-name="Standard" style:family="paragraph">
      <style:paragraph-properties fo:text-align="justify"/>
      <style:text-properties style:font-name="Arial" style:font-name-complex="Calibri Light" fo:color="#000000"/>
    </style:style>
    <style:style style:name="P145" style:parent-style-name="Standard" style:family="paragraph">
      <style:paragraph-properties fo:text-align="justify"/>
      <style:text-properties style:font-name="Arial" style:font-name-complex="Calibri Light" fo:color="#000000"/>
    </style:style>
    <style:style style:name="P146" style:parent-style-name="Standard" style:family="paragraph">
      <style:paragraph-properties fo:text-align="justify"/>
      <style:text-properties style:font-name="Arial" style:font-name-complex="Calibri Light" fo:color="#000000"/>
    </style:style>
    <style:style style:name="P147" style:parent-style-name="Standard" style:family="paragraph">
      <style:paragraph-properties fo:text-align="justify"/>
      <style:text-properties style:font-name="Arial" style:font-name-complex="Calibri Light" fo:color="#000000"/>
    </style:style>
    <style:style style:name="P148" style:parent-style-name="Standard" style:family="paragraph">
      <style:paragraph-properties fo:text-align="justify"/>
      <style:text-properties style:font-name="Arial" style:font-name-complex="Calibri Light" fo:color="#000000"/>
    </style:style>
    <style:style style:name="P149" style:parent-style-name="Standard" style:family="paragraph">
      <style:paragraph-properties fo:text-align="justify"/>
      <style:text-properties style:font-name="Arial" style:font-name-complex="Calibri Light" fo:color="#000000"/>
    </style:style>
    <style:style style:name="P150" style:parent-style-name="Standard" style:family="paragraph">
      <style:paragraph-properties fo:text-align="justify"/>
      <style:text-properties style:font-name="Arial" style:font-name-complex="Calibri Light" fo:color="#000000"/>
    </style:style>
    <style:style style:name="P151" style:parent-style-name="Standard" style:family="paragraph">
      <style:paragraph-properties fo:text-align="justify"/>
      <style:text-properties style:font-name="Arial" style:font-name-asian="Arial" style:font-name-complex="Calibri Light" fo:color="#000000"/>
    </style:style>
    <style:style style:name="P152" style:parent-style-name="Standard" style:family="paragraph">
      <style:paragraph-properties fo:text-align="justify"/>
      <style:text-properties style:font-name="Arial" style:font-name-asian="Arial" style:font-name-complex="Calibri Light" fo:color="#000000"/>
    </style:style>
    <style:style style:name="P153" style:parent-style-name="Standard" style:family="paragraph">
      <style:paragraph-properties fo:text-align="justify"/>
      <style:text-properties style:font-name="Arial" style:font-name-asian="Arial" style:font-name-complex="Arial" fo:color="#000000"/>
    </style:style>
    <style:style style:name="P154" style:parent-style-name="Standard" style:family="paragraph">
      <style:text-properties style:font-name="Arial" style:font-name-complex="Calibri Light" fo:color="#000000"/>
    </style:style>
    <style:style style:name="T155" style:parent-style-name="DefaultParagraphFont" style:family="text">
      <style:text-properties style:font-name="Arial" style:font-name-complex="Calibri Light" fo:color="#000000"/>
    </style:style>
    <style:style style:name="T156" style:parent-style-name="DefaultParagraphFont" style:family="text">
      <style:text-properties style:font-name="Arial" style:font-name-complex="Calibri Light" fo:color="#000000"/>
    </style:style>
    <style:style style:name="T157" style:parent-style-name="DefaultParagraphFont" style:family="text">
      <style:text-properties style:font-name="Arial" style:font-name-complex="Calibri Light" fo:color="#000000"/>
    </style:style>
    <style:style style:name="T158" style:parent-style-name="DefaultParagraphFont" style:family="text">
      <style:text-properties style:font-name="Arial" style:font-name-complex="Calibri Light" fo:color="#000000"/>
    </style:style>
    <style:style style:name="T159" style:parent-style-name="DefaultParagraphFont" style:family="text">
      <style:text-properties style:font-name="Arial" style:font-name-complex="Calibri Light" fo:color="#000000"/>
    </style:style>
    <style:style style:name="T160" style:parent-style-name="DefaultParagraphFont" style:family="text">
      <style:text-properties style:font-name="Arial" style:font-name-complex="Calibri Light" fo:color="#000000"/>
    </style:style>
    <style:style style:name="T161" style:parent-style-name="DefaultParagraphFont" style:family="text">
      <style:text-properties style:font-name="Arial" style:font-name-complex="Calibri Light" fo:color="#000000"/>
    </style:style>
    <style:style style:name="T162" style:parent-style-name="DefaultParagraphFont" style:family="text">
      <style:text-properties style:font-name="Arial" style:font-name-complex="Calibri Light" fo:color="#000000"/>
    </style:style>
    <style:style style:name="T163" style:parent-style-name="DefaultParagraphFont" style:family="text">
      <style:text-properties style:font-name="Arial" style:font-name-complex="Calibri Light" fo:color="#000000"/>
    </style:style>
    <style:style style:name="T164" style:parent-style-name="DefaultParagraphFont" style:family="text">
      <style:text-properties style:font-name="Arial" style:font-name-complex="Calibri Light" fo:color="#000000"/>
    </style:style>
    <style:style style:name="T165" style:parent-style-name="DefaultParagraphFont" style:family="text">
      <style:text-properties style:font-name="Arial" style:font-name-complex="Calibri Light" fo:color="#000000"/>
    </style:style>
    <style:style style:name="T166" style:parent-style-name="DefaultParagraphFont" style:family="text">
      <style:text-properties style:font-name="Arial" style:font-name-complex="Calibri Light" fo:color="#000000"/>
    </style:style>
    <style:style style:name="T167" style:parent-style-name="DefaultParagraphFont" style:family="text">
      <style:text-properties style:font-name="Arial" style:font-name-complex="Calibri Light" fo:color="#000000"/>
    </style:style>
    <style:style style:name="T168" style:parent-style-name="DefaultParagraphFont" style:family="text">
      <style:text-properties style:font-name="Arial" style:font-name-complex="Calibri Light" fo:color="#000000"/>
    </style:style>
    <style:style style:name="P169" style:parent-style-name="Standard" style:family="paragraph">
      <style:paragraph-properties fo:text-align="justify"/>
      <style:text-properties style:font-name="Arial" fo:color="#000000"/>
    </style:style>
    <style:style style:name="P170" style:parent-style-name="Standard" style:family="paragraph">
      <style:paragraph-properties fo:text-align="justify"/>
      <style:text-properties style:font-name="Arial" fo:color="#000000"/>
    </style:style>
    <style:style style:name="T171" style:parent-style-name="DefaultParagraphFont" style:family="text">
      <style:text-properties style:font-name="Arial" style:font-name-complex="Calibri Light" fo:color="#000000"/>
    </style:style>
    <style:style style:name="T172" style:parent-style-name="DefaultParagraphFont" style:family="text">
      <style:text-properties style:font-name="Arial" style:font-name-complex="Calibri Light" fo:color="#000000"/>
    </style:style>
    <style:style style:name="T173" style:parent-style-name="DefaultParagraphFont" style:family="text">
      <style:text-properties style:font-name="Arial" style:font-name-complex="Calibri Light" fo:color="#000000"/>
    </style:style>
    <style:style style:name="T174" style:parent-style-name="DefaultParagraphFont" style:family="text">
      <style:text-properties style:font-name="Arial" style:font-name-complex="Calibri Light" fo:color="#000000"/>
    </style:style>
    <style:style style:name="T175" style:parent-style-name="DefaultParagraphFont" style:family="text">
      <style:text-properties style:font-name="Arial" style:font-name-complex="Calibri Light" fo:color="#000000"/>
    </style:style>
    <style:style style:name="T176" style:parent-style-name="DefaultParagraphFont" style:family="text">
      <style:text-properties style:font-name="Arial" style:font-name-complex="Calibri Light" fo:color="#000000"/>
    </style:style>
    <style:style style:name="T177" style:parent-style-name="DefaultParagraphFont" style:family="text">
      <style:text-properties style:font-name="Arial" style:font-name-complex="Calibri Light" fo:color="#000000"/>
    </style:style>
    <style:style style:name="T178" style:parent-style-name="DefaultParagraphFont" style:family="text">
      <style:text-properties style:font-name="Arial" style:font-name-complex="Calibri Light" fo:color="#000000"/>
    </style:style>
    <style:style style:name="T179" style:parent-style-name="DefaultParagraphFont" style:family="text">
      <style:text-properties style:font-name="Arial" style:font-name-complex="Calibri Light" fo:color="#000000"/>
    </style:style>
    <style:style style:name="P180" style:parent-style-name="Standard" style:family="paragraph">
      <style:paragraph-properties fo:text-align="justify"/>
      <style:text-properties style:font-name="Arial" fo:color="#000000"/>
    </style:style>
    <style:style style:name="P181" style:parent-style-name="Standard" style:family="paragraph">
      <style:paragraph-properties fo:text-align="justify"/>
    </style:style>
    <style:style style:name="T182" style:parent-style-name="DefaultParagraphFont" style:family="text">
      <style:text-properties style:font-name="Arial" style:font-name-complex="Arial" fo:color="#000000"/>
    </style:style>
    <style:style style:name="T183" style:parent-style-name="FootnoteReference" style:family="text">
      <style:text-properties style:font-name="Arial" style:font-name-complex="Arial" fo:color="#000000"/>
    </style:style>
    <style:style style:name="P184" style:parent-style-name="Standard" style:family="paragraph">
      <style:paragraph-properties fo:text-align="justify"/>
    </style:style>
    <style:style style:name="T185" style:parent-style-name="DefaultParagraphFont" style:family="text">
      <style:text-properties style:font-name="Arial" style:font-name-asian="Arial" style:font-name-complex="Arial" fo:color="#000000" fo:font-size="10pt" style:font-size-asian="10pt" style:font-size-complex="10pt" style:language-asian="de" style:country-asian="DE"/>
    </style:style>
    <style:style style:name="T186" style:parent-style-name="DefaultParagraphFont" style:family="text">
      <style:text-properties style:font-name="Arial" style:font-name-complex="Calibri Light" fo:color="#000000"/>
    </style:style>
    <style:style style:name="P187" style:parent-style-name="Standard" style:family="paragraph">
      <style:paragraph-properties fo:text-align="justify"/>
      <style:text-properties style:font-name="Arial" style:font-name-complex="Calibri Light" fo:color="#000000"/>
    </style:style>
    <style:style style:name="P188" style:parent-style-name="Standard" style:family="paragraph">
      <style:paragraph-properties fo:text-align="justify"/>
      <style:text-properties style:font-name="Arial" style:font-name-complex="Calibri Light" fo:color="#000000"/>
    </style:style>
    <style:style style:name="P189" style:parent-style-name="Standard" style:family="paragraph">
      <style:paragraph-properties fo:text-align="justify"/>
      <style:text-properties style:font-name="Arial" style:font-name-complex="Calibri Light" fo:color="#000000"/>
    </style:style>
    <style:style style:name="P190" style:parent-style-name="Standard" style:family="paragraph">
      <style:paragraph-properties fo:text-align="justify"/>
      <style:text-properties style:font-name="Arial" style:font-name-complex="Calibri Light" fo:color="#000000"/>
    </style:style>
    <style:style style:name="P191" style:parent-style-name="Standard" style:family="paragraph">
      <style:paragraph-properties fo:text-align="justify"/>
      <style:text-properties style:font-name="Arial" style:font-name-complex="Calibri Light" fo:color="#000000"/>
    </style:style>
    <style:style style:name="P192" style:parent-style-name="Standard" style:family="paragraph">
      <style:paragraph-properties fo:text-align="justify"/>
      <style:text-properties style:font-name="Arial" style:font-name-complex="Calibri Light" fo:color="#000000"/>
    </style:style>
    <style:style style:name="P193" style:parent-style-name="Standard" style:family="paragraph">
      <style:paragraph-properties fo:text-align="justify"/>
      <style:text-properties style:font-name="Arial" style:font-name-complex="Calibri Light" fo:color="#000000"/>
    </style:style>
    <style:style style:name="P194" style:parent-style-name="Standard" style:family="paragraph">
      <style:paragraph-properties fo:text-align="justify"/>
      <style:text-properties style:font-name="Arial" style:font-name-complex="Calibri Light" fo:color="#000000"/>
    </style:style>
    <style:style style:name="P195" style:parent-style-name="Standard" style:family="paragraph">
      <style:paragraph-properties fo:text-align="justify"/>
      <style:text-properties style:font-name="Arial" style:font-name-complex="Calibri Light" fo:color="#000000"/>
    </style:style>
    <style:style style:name="P196" style:parent-style-name="Standard" style:family="paragraph">
      <style:paragraph-properties fo:text-align="justify"/>
      <style:text-properties style:font-name="Arial" style:font-name-complex="Calibri Light" fo:color="#000000"/>
    </style:style>
    <style:style style:name="P197" style:parent-style-name="Standard" style:family="paragraph">
      <style:paragraph-properties fo:text-align="justify"/>
      <style:text-properties style:font-name="Arial" style:font-name-complex="Calibri Light" fo:color="#000000"/>
    </style:style>
    <style:style style:name="P198" style:parent-style-name="Standard" style:family="paragraph">
      <style:paragraph-properties fo:text-align="justify"/>
      <style:text-properties style:font-name="Arial" style:font-name-complex="Calibri Light" fo:color="#000000"/>
    </style:style>
    <style:style style:name="P199" style:parent-style-name="Standard" style:family="paragraph">
      <style:paragraph-properties fo:text-align="justify"/>
      <style:text-properties style:font-name="Arial" style:font-name-complex="Calibri Light" fo:color="#000000"/>
    </style:style>
    <style:style style:name="P200" style:parent-style-name="Standard" style:family="paragraph">
      <style:paragraph-properties fo:text-align="justify"/>
      <style:text-properties style:font-name="Arial" fo:color="#000000"/>
    </style:style>
    <style:style style:name="P201" style:parent-style-name="Standard" style:family="paragraph">
      <style:paragraph-properties fo:text-align="justify"/>
      <style:text-properties style:font-name="Arial" style:font-name-complex="Calibri Light" fo:color="#000000"/>
    </style:style>
    <style:style style:name="P20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3" style:parent-style-name="Standard" style:family="paragraph">
      <style:paragraph-properties fo:text-align="justify" fo:margin-left="0in" fo:text-indent="0in">
        <style:tab-stops/>
      </style:paragraph-properties>
      <style:text-properties style:font-name="Arial" style:font-name-asian="Arial" style:font-name-complex="Calibri Light" fo:color="#000000" style:language-asian="de" style:country-asian="DE"/>
    </style:style>
    <style:style style:name="P20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0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1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2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3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4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5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6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6"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7"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8"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7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2"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3"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5"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86" style:parent-style-name="Standard" style:family="paragraph">
      <style:paragraph-properties fo:text-align="justify"/>
      <style:text-properties style:font-name="Arial" style:font-name-asian="Arial" style:font-name-complex="Calibri Light" fo:font-weight="bold" style:font-weight-asian="bold" style:font-weight-complex="bold" fo:color="#000000" style:language-asian="de" style:country-asian="DE"/>
    </style:style>
    <style:style style:name="P287" style:parent-style-name="Standard" style:family="paragraph">
      <style:paragraph-properties fo:text-align="justify" fo:margin-left="0in" fo:text-indent="0in">
        <style:tab-stops/>
      </style:paragraph-properties>
    </style:style>
    <style:style style:name="T288" style:parent-style-name="DefaultParagraphFont" style:family="text">
      <style:text-properties style:font-name="Arial" style:font-name-asian="Arial" style:font-name-complex="Calibri Light" fo:font-weight="bold" style:font-weight-asian="bold" style:font-weight-complex="bold" fo:color="#000000" style:language-asian="de" style:country-asian="DE"/>
    </style:style>
    <style:style style:name="P289"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0"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1"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2" style:parent-style-name="Standard" style:family="paragraph">
      <style:paragraph-properties fo:text-align="justify" fo:margin-left="0in" fo:text-indent="0in">
        <style:tab-stops/>
      </style:paragraph-properties>
      <style:text-properties style:font-name="Arial" style:font-name-asian="Arial" style:font-name-complex="Calibri Light" fo:font-weight="bold" style:font-weight-asian="bold" style:font-weight-complex="bold" fo:color="#000000" style:language-asian="de" style:country-asian="DE"/>
    </style:style>
    <style:style style:name="P293" style:parent-style-name="Standard" style:family="paragraph">
      <style:paragraph-properties fo:text-align="justify"/>
      <style:text-properties style:font-name="Arial" style:font-name-asian="Arial" style:font-name-complex="Calibri Light" fo:font-weight="bold" style:font-weight-asian="bold" style:font-weight-complex="bold" fo:color="#000000" style:language-asian="de" style:country-asian="DE"/>
    </style:style>
    <style:style style:name="P294" style:parent-style-name="Standard" style:family="paragraph">
      <style:paragraph-properties fo:text-align="justify"/>
      <style:text-properties style:font-name="Arial" style:font-name-asian="Arial" style:font-name-complex="Calibri Light" fo:color="#000000" style:language-asian="de" style:country-asian="DE"/>
    </style:style>
    <style:style style:name="P295" style:parent-style-name="Standard" style:family="paragraph">
      <style:paragraph-properties fo:text-align="justify"/>
      <style:text-properties style:font-name="Arial" fo:color="#000000"/>
    </style:style>
    <style:style style:name="P296" style:parent-style-name="Standard" style:family="paragraph">
      <style:paragraph-properties fo:text-align="justify"/>
      <style:text-properties style:font-name="Arial" fo:color="#000000"/>
    </style:style>
    <style:style style:name="P297" style:parent-style-name="Standard" style:family="paragraph">
      <style:paragraph-properties fo:text-align="justify"/>
      <style:text-properties style:font-name="Arial" fo:color="#000000"/>
    </style:style>
    <style:style style:name="P298" style:parent-style-name="Standard" style:family="paragraph">
      <style:paragraph-properties fo:text-align="justify"/>
      <style:text-properties style:font-name="Arial" fo:color="#000000"/>
    </style:style>
    <style:style style:name="P299" style:parent-style-name="Standard" style:family="paragraph">
      <style:paragraph-properties fo:text-align="justify"/>
      <style:text-properties style:font-name="Arial" fo:color="#000000"/>
    </style:style>
    <style:style style:name="P300" style:parent-style-name="Standard" style:family="paragraph">
      <style:paragraph-properties fo:text-align="justify"/>
      <style:text-properties style:font-name="Arial" fo:font-weight="bold" style:font-weight-asian="bold" style:font-weight-complex="bold" fo:color="#000000"/>
    </style:style>
    <style:style style:name="P301" style:parent-style-name="Standard" style:family="paragraph">
      <style:paragraph-properties fo:text-align="justify"/>
      <style:text-properties style:font-name="Arial" fo:font-weight="bold" style:font-weight-asian="bold" style:font-weight-complex="bold" fo:color="#000000"/>
    </style:style>
    <style:style style:name="P302" style:parent-style-name="Standard" style:family="paragraph">
      <style:paragraph-properties fo:text-align="justify"/>
      <style:text-properties style:font-name="Arial" fo:color="#000000"/>
    </style:style>
    <style:style style:name="P303" style:parent-style-name="Standard" style:family="paragraph">
      <style:paragraph-properties fo:text-align="justify"/>
      <style:text-properties style:font-name="Arial" fo:color="#000000"/>
    </style:style>
    <style:style style:name="P304" style:parent-style-name="Standard" style:family="paragraph">
      <style:paragraph-properties fo:text-align="justify"/>
      <style:text-properties style:font-name="Arial" fo:color="#000000"/>
    </style:style>
    <style:style style:name="P305"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06" style:parent-style-name="Standard" style:family="paragraph">
      <style:paragraph-properties fo:text-align="justify"/>
      <style:text-properties style:font-name="Arial" fo:font-weight="bold" style:font-weight-asian="bold" style:font-weight-complex="bold" fo:font-size="14pt" style:font-size-asian="14pt" style:font-size-complex="14pt"/>
    </style:style>
    <style:style style:name="P307" style:parent-style-name="Standard" style:family="paragraph">
      <style:paragraph-properties fo:text-align="justify"/>
      <style:text-properties style:font-name="Arial" fo:font-size="14pt" style:font-size-asian="14pt" style:font-size-complex="14pt"/>
    </style:style>
    <style:style style:name="P308" style:parent-style-name="Standard" style:family="paragraph">
      <style:paragraph-properties fo:text-align="justify"/>
      <style:text-properties style:font-name="Arial"/>
    </style:style>
    <style:style style:name="P309" style:parent-style-name="Standard" style:family="paragraph">
      <style:paragraph-properties fo:text-align="justify"/>
      <style:text-properties style:font-name="Arial"/>
    </style:style>
    <style:style style:name="P310" style:parent-style-name="Standard" style:family="paragraph">
      <style:paragraph-properties fo:text-align="justify"/>
      <style:text-properties style:font-name="Arial"/>
    </style:style>
    <style:style style:name="P311" style:parent-style-name="Standard" style:family="paragraph">
      <style:paragraph-properties fo:text-align="justify"/>
      <style:text-properties style:font-name="Arial"/>
    </style:style>
    <style:style style:name="P312" style:parent-style-name="Standard" style:family="paragraph">
      <style:paragraph-properties fo:text-align="justify"/>
      <style:text-properties style:font-name="Arial"/>
    </style:style>
    <style:style style:name="P313" style:parent-style-name="Normal" style:family="paragraph">
      <style:text-properties style:font-name="Arial"/>
    </style:style>
    <style:style style:name="P314" style:parent-style-name="Standard" style:family="paragraph">
      <style:paragraph-properties fo:text-align="justify"/>
      <style:text-properties style:font-name="Arial" style:font-name-complex="Arial"/>
    </style:style>
    <style:style style:name="P315" style:parent-style-name="Standard" style:family="paragraph">
      <style:paragraph-properties fo:text-align="justify"/>
      <style:text-properties style:font-name="Arial" style:font-name-complex="Arial"/>
    </style:style>
    <style:style style:name="P316" style:parent-style-name="Standard" style:family="paragraph">
      <style:paragraph-properties fo:text-align="justify"/>
      <style:text-properties style:font-name="Arial" style:font-name-complex="Arial"/>
    </style:style>
    <style:style style:name="P317" style:parent-style-name="Standard" style:family="paragraph">
      <style:paragraph-properties fo:text-align="justify"/>
      <style:text-properties style:font-name="Arial" style:font-name-complex="Arial"/>
    </style:style>
    <style:style style:name="P318" style:parent-style-name="Standard" style:family="paragraph">
      <style:paragraph-properties fo:text-align="justify"/>
      <style:text-properties style:font-name="Arial" style:font-name-complex="Arial"/>
    </style:style>
    <style:style style:name="P319" style:parent-style-name="Standard" style:family="paragraph">
      <style:paragraph-properties fo:text-align="justify"/>
      <style:text-properties style:font-name="Arial" style:font-name-complex="Arial"/>
    </style:style>
    <style:style style:name="P320" style:parent-style-name="Standard" style:family="paragraph">
      <style:paragraph-properties fo:text-align="justify"/>
      <style:text-properties style:font-name="Arial" style:font-name-complex="Arial"/>
    </style:style>
    <style:style style:name="P321" style:parent-style-name="Standard" style:family="paragraph">
      <style:paragraph-properties fo:text-align="justify"/>
      <style:text-properties style:font-name="Arial" style:font-name-complex="Arial"/>
    </style:style>
    <style:style style:name="P322" style:parent-style-name="Standard" style:family="paragraph">
      <style:paragraph-properties fo:text-align="justify"/>
      <style:text-properties style:font-name="Arial" style:font-name-complex="Arial"/>
    </style:style>
    <style:style style:name="P323" style:parent-style-name="Standard" style:family="paragraph">
      <style:paragraph-properties fo:text-align="justify"/>
      <style:text-properties style:font-name="Arial" style:font-name-complex="Arial"/>
    </style:style>
    <style:style style:name="P324" style:parent-style-name="Standard" style:family="paragraph">
      <style:paragraph-properties fo:text-align="justify"/>
      <style:text-properties style:font-name="Arial" style:font-name-complex="Arial"/>
    </style:style>
    <style:style style:name="P325" style:parent-style-name="Standard" style:family="paragraph">
      <style:paragraph-properties fo:text-align="justify"/>
      <style:text-properties style:font-name="Arial" style:font-name-complex="Arial"/>
    </style:style>
    <style:style style:name="P326" style:parent-style-name="Standard" style:family="paragraph">
      <style:paragraph-properties fo:text-align="justify"/>
      <style:text-properties style:font-name="Arial" style:font-name-complex="Arial"/>
    </style:style>
    <style:style style:name="P327" style:parent-style-name="Standard" style:family="paragraph">
      <style:paragraph-properties fo:text-align="justify"/>
      <style:text-properties style:font-name="Arial" style:font-name-complex="Arial"/>
    </style:style>
    <style:style style:name="P328" style:parent-style-name="Standard" style:family="paragraph">
      <style:paragraph-properties fo:text-align="justify"/>
      <style:text-properties style:font-name="Arial" style:font-name-complex="Arial"/>
    </style:style>
    <style:style style:name="P329" style:parent-style-name="Standard" style:family="paragraph">
      <style:paragraph-properties fo:text-align="justify"/>
      <style:text-properties style:font-name="Arial" style:font-name-complex="Arial"/>
    </style:style>
    <style:style style:name="P330" style:parent-style-name="Standard" style:family="paragraph">
      <style:paragraph-properties fo:text-align="justify"/>
      <style:text-properties style:font-name="Arial" style:font-name-complex="Arial"/>
    </style:style>
    <style:style style:name="P331" style:parent-style-name="Standard" style:family="paragraph">
      <style:paragraph-properties fo:text-align="justify"/>
      <style:text-properties style:font-name="Arial" style:font-name-complex="Arial"/>
    </style:style>
    <style:style style:name="P332" style:parent-style-name="Standard" style:family="paragraph">
      <style:paragraph-properties fo:text-align="justify"/>
      <style:text-properties style:font-name="Arial" style:font-name-complex="Arial"/>
    </style:style>
    <style:style style:name="P333" style:parent-style-name="Standard" style:family="paragraph">
      <style:paragraph-properties fo:text-align="justify"/>
      <style:text-properties style:font-name="Arial" style:font-name-complex="Arial"/>
    </style:style>
    <style:style style:name="P334" style:parent-style-name="Standard" style:family="paragraph">
      <style:paragraph-properties fo:text-align="justify"/>
      <style:text-properties style:font-name="Arial" style:font-name-complex="Arial"/>
    </style:style>
    <style:style style:name="P335" style:parent-style-name="Standard" style:family="paragraph">
      <style:paragraph-properties fo:text-align="justify"/>
      <style:text-properties style:font-name="Arial" style:font-name-complex="Arial"/>
    </style:style>
    <style:style style:name="P336" style:parent-style-name="Standard" style:family="paragraph">
      <style:paragraph-properties fo:text-align="justify"/>
      <style:text-properties style:font-name="Arial" style:font-name-complex="Arial"/>
    </style:style>
    <style:style style:name="P337" style:parent-style-name="Standard" style:family="paragraph">
      <style:paragraph-properties fo:text-align="justify"/>
      <style:text-properties style:font-name="Arial" style:font-name-complex="Arial"/>
    </style:style>
    <style:style style:name="P338" style:parent-style-name="Standard" style:family="paragraph">
      <style:paragraph-properties fo:text-align="justify"/>
      <style:text-properties style:font-name="Arial" style:font-name-complex="Arial"/>
    </style:style>
    <style:style style:name="P339" style:parent-style-name="Standard" style:family="paragraph">
      <style:paragraph-properties fo:text-align="justify"/>
      <style:text-properties style:font-name="Arial" style:font-name-complex="Arial"/>
    </style:style>
    <style:style style:name="P340" style:parent-style-name="Standard" style:family="paragraph">
      <style:paragraph-properties fo:text-align="justify"/>
      <style:text-properties style:font-name="Arial" style:font-name-complex="Arial"/>
    </style:style>
    <style:style style:name="P341" style:parent-style-name="Standard" style:family="paragraph">
      <style:paragraph-properties fo:text-align="justify"/>
      <style:text-properties style:font-name="Arial" style:font-name-complex="Arial"/>
    </style:style>
    <style:style style:name="P342" style:parent-style-name="Standard" style:family="paragraph">
      <style:paragraph-properties fo:text-align="justify"/>
      <style:text-properties style:font-name="Arial" style:font-name-complex="Arial"/>
    </style:style>
    <style:style style:name="P343" style:parent-style-name="Standard" style:family="paragraph">
      <style:paragraph-properties fo:text-align="justify"/>
      <style:text-properties style:font-name="Arial" style:font-name-complex="Arial"/>
    </style:style>
    <style:style style:name="P344" style:parent-style-name="Standard" style:family="paragraph">
      <style:paragraph-properties fo:text-align="justify"/>
      <style:text-properties style:font-name="Arial" style:font-name-complex="Arial"/>
    </style:style>
    <style:style style:name="P345" style:parent-style-name="Standard" style:family="paragraph">
      <style:paragraph-properties fo:text-align="justify"/>
      <style:text-properties style:font-name="Arial" style:font-name-complex="Arial"/>
    </style:style>
    <style:style style:name="P346" style:parent-style-name="Standard" style:family="paragraph">
      <style:paragraph-properties fo:text-align="justify"/>
      <style:text-properties style:font-name="Arial" style:font-name-complex="Arial"/>
    </style:style>
    <style:style style:name="P347" style:parent-style-name="Standard" style:family="paragraph">
      <style:paragraph-properties fo:text-align="justify"/>
      <style:text-properties style:font-name="Arial" style:font-name-complex="Arial"/>
    </style:style>
    <style:style style:name="P348" style:parent-style-name="Standard" style:family="paragraph">
      <style:paragraph-properties fo:text-align="justify"/>
      <style:text-properties style:font-name="Arial" style:font-name-complex="Arial"/>
    </style:style>
    <style:style style:name="P349" style:parent-style-name="Standard" style:family="paragraph">
      <style:paragraph-properties fo:text-align="justify"/>
      <style:text-properties style:font-name="Arial" style:font-name-complex="Arial"/>
    </style:style>
    <style:style style:name="P350" style:parent-style-name="Standard" style:family="paragraph">
      <style:paragraph-properties fo:text-align="justify"/>
      <style:text-properties style:font-name="Arial" style:font-name-complex="Arial"/>
    </style:style>
    <style:style style:name="P351" style:parent-style-name="Standard" style:family="paragraph">
      <style:paragraph-properties fo:text-align="justify"/>
      <style:text-properties style:font-name="Arial" style:font-name-complex="Arial"/>
    </style:style>
    <style:style style:name="P352" style:parent-style-name="Standard" style:family="paragraph">
      <style:paragraph-properties fo:text-align="justify"/>
      <style:text-properties style:font-name="Arial" style:font-name-complex="Arial"/>
    </style:style>
    <style:style style:name="P353" style:parent-style-name="Standard" style:family="paragraph">
      <style:paragraph-properties fo:text-align="justify"/>
      <style:text-properties style:font-name="Arial" style:font-name-complex="Arial"/>
    </style:style>
    <style:style style:name="P354" style:parent-style-name="Standard" style:family="paragraph">
      <style:paragraph-properties fo:text-align="justify"/>
      <style:text-properties style:font-name="Arial" style:font-name-complex="Arial"/>
    </style:style>
    <style:style style:name="P355" style:parent-style-name="Standard" style:family="paragraph">
      <style:paragraph-properties fo:text-align="justify"/>
      <style:text-properties style:font-name="Arial" style:font-name-complex="Arial"/>
    </style:style>
    <style:style style:name="P356" style:parent-style-name="Textbody" style:family="paragraph">
      <style:paragraph-properties fo:text-align="justify"/>
      <style:text-properties style:font-name="Arial" style:font-name-complex="Arial"/>
    </style:style>
    <style:style style:name="P357" style:parent-style-name="Textbody" style:family="paragraph">
      <style:paragraph-properties fo:text-align="justify" fo:line-height="103%"/>
      <style:text-properties style:font-name="Arial" style:font-name-complex="Arial"/>
    </style:style>
    <style:style style:name="P358" style:parent-style-name="Textbody" style:family="paragraph">
      <style:paragraph-properties fo:text-align="justify" fo:line-height="103%"/>
      <style:text-properties style:font-name="Arial" style:font-name-complex="Arial"/>
    </style:style>
    <style:style style:name="P359" style:parent-style-name="Standard" style:family="paragraph">
      <style:paragraph-properties fo:text-align="justify"/>
      <style:text-properties style:font-name="Arial" style:font-name-complex="Arial"/>
    </style:style>
    <style:style style:name="P360" style:parent-style-name="Standard" style:family="paragraph">
      <style:paragraph-properties fo:text-align="justify"/>
      <style:text-properties style:font-name="Arial" style:font-name-complex="Arial"/>
    </style:style>
    <style:style style:name="P361" style:parent-style-name="Standard" style:family="paragraph">
      <style:paragraph-properties fo:text-align="justify"/>
      <style:text-properties style:font-name="Arial" style:font-name-complex="Arial"/>
    </style:style>
    <style:style style:name="P362" style:parent-style-name="Standard" style:family="paragraph">
      <style:paragraph-properties fo:text-align="justify"/>
      <style:text-properties style:font-name="Arial" style:font-name-complex="Arial"/>
    </style:style>
    <style:style style:name="P363" style:parent-style-name="Standard" style:family="paragraph">
      <style:paragraph-properties fo:text-align="justify"/>
      <style:text-properties style:font-name="Arial" fo:color="#000000"/>
    </style:style>
    <style:style style:name="P364" style:parent-style-name="Standard" style:family="paragraph">
      <style:paragraph-properties fo:text-align="justify"/>
      <style:text-properties style:font-name="Arial" fo:color="#000000"/>
    </style:style>
    <style:style style:name="P365" style:parent-style-name="Standard" style:family="paragraph">
      <style:paragraph-properties fo:text-align="justify"/>
      <style:text-properties style:font-name="Arial" fo:color="#000000"/>
    </style:style>
    <style:style style:name="P366" style:parent-style-name="Standard" style:family="paragraph">
      <style:paragraph-properties fo:text-align="justify"/>
      <style:text-properties style:font-name="Arial" fo:color="#000000"/>
    </style:style>
    <style:style style:name="P367" style:parent-style-name="Standard" style:family="paragraph">
      <style:paragraph-properties fo:text-align="justify"/>
      <style:text-properties style:font-name="Arial" fo:color="#000000"/>
    </style:style>
    <style:style style:name="P368" style:parent-style-name="Standard" style:family="paragraph">
      <style:paragraph-properties fo:text-align="justify"/>
      <style:text-properties style:font-name="Arial" fo:color="#000000"/>
    </style:style>
    <style:style style:name="P369" style:parent-style-name="Standard" style:family="paragraph">
      <style:paragraph-properties fo:text-align="justify"/>
      <style:text-properties style:font-name="Arial" fo:color="#000000"/>
    </style:style>
    <style:style style:name="P370" style:parent-style-name="Standard" style:family="paragraph">
      <style:paragraph-properties fo:text-align="justify"/>
      <style:text-properties style:font-name="Arial" fo:color="#000000"/>
    </style:style>
    <style:style style:name="P371" style:parent-style-name="Standard" style:family="paragraph">
      <style:paragraph-properties fo:text-align="justify"/>
      <style:text-properties style:font-name="Arial" fo:color="#000000"/>
    </style:style>
    <style:style style:name="P372" style:parent-style-name="Standard" style:family="paragraph">
      <style:paragraph-properties fo:text-align="justify"/>
      <style:text-properties style:font-name="Arial" fo:color="#000000"/>
    </style:style>
    <style:style style:name="P373" style:parent-style-name="Standard" style:family="paragraph">
      <style:paragraph-properties fo:text-align="justify"/>
      <style:text-properties style:font-name="Arial" fo:color="#000000"/>
    </style:style>
    <style:style style:name="P374" style:parent-style-name="Standard" style:family="paragraph">
      <style:paragraph-properties fo:text-align="justify"/>
      <style:text-properties style:font-name="Arial" fo:color="#000000"/>
    </style:style>
    <style:style style:name="P375" style:parent-style-name="Standard" style:family="paragraph">
      <style:paragraph-properties fo:text-align="justify"/>
      <style:text-properties style:font-name="Arial" fo:color="#000000"/>
    </style:style>
    <style:style style:name="P376" style:parent-style-name="Standard" style:family="paragraph">
      <style:paragraph-properties fo:text-align="justify"/>
      <style:text-properties style:font-name="Arial" fo:color="#000000"/>
    </style:style>
    <style:style style:name="P377" style:parent-style-name="Standard" style:family="paragraph">
      <style:paragraph-properties fo:text-align="justify"/>
      <style:text-properties style:font-name="Arial" fo:color="#000000"/>
    </style:style>
    <style:style style:name="P378" style:parent-style-name="Standard" style:family="paragraph">
      <style:paragraph-properties fo:text-align="justify"/>
      <style:text-properties style:font-name="Arial" fo:color="#000000"/>
    </style:style>
    <style:style style:name="P379" style:parent-style-name="Standard" style:family="paragraph">
      <style:paragraph-properties fo:text-align="justify"/>
      <style:text-properties style:font-name="Arial" fo:color="#000000"/>
    </style:style>
    <style:style style:name="P380" style:parent-style-name="Standard" style:family="paragraph">
      <style:paragraph-properties fo:text-align="justify"/>
      <style:text-properties style:font-name="Arial" fo:color="#000000"/>
    </style:style>
    <style:style style:name="P381" style:parent-style-name="Standard" style:family="paragraph">
      <style:paragraph-properties fo:text-align="justify"/>
      <style:text-properties style:font-name="Arial" fo:color="#000000"/>
    </style:style>
    <style:style style:name="P382" style:parent-style-name="Standard" style:family="paragraph">
      <style:paragraph-properties fo:text-align="justify"/>
      <style:text-properties style:font-name="Arial" fo:color="#000000"/>
    </style:style>
    <style:style style:name="P383" style:parent-style-name="Standard" style:family="paragraph">
      <style:paragraph-properties fo:text-align="justify"/>
      <style:text-properties style:font-name="Arial" fo:color="#000000"/>
    </style:style>
    <style:style style:name="P384" style:parent-style-name="Standard" style:family="paragraph">
      <style:paragraph-properties fo:text-align="justify"/>
      <style:text-properties style:font-name="Arial" fo:color="#000000"/>
    </style:style>
    <style:style style:name="P385" style:parent-style-name="Standard" style:family="paragraph">
      <style:paragraph-properties fo:text-align="justify"/>
      <style:text-properties style:font-name="Arial" fo:color="#000000"/>
    </style:style>
    <style:style style:name="P386" style:parent-style-name="Standard" style:family="paragraph">
      <style:paragraph-properties fo:text-align="justify"/>
      <style:text-properties style:font-name="Arial" fo:color="#000000"/>
    </style:style>
    <style:style style:name="P387" style:parent-style-name="Standard" style:family="paragraph">
      <style:paragraph-properties fo:text-align="justify"/>
      <style:text-properties style:font-name="Arial" fo:color="#000000"/>
    </style:style>
    <style:style style:name="P388" style:parent-style-name="Standard" style:family="paragraph">
      <style:paragraph-properties fo:text-align="justify"/>
      <style:text-properties style:font-name="Arial" fo:color="#000000"/>
    </style:style>
    <style:style style:name="P389" style:parent-style-name="Standard" style:family="paragraph">
      <style:paragraph-properties fo:text-align="justify"/>
      <style:text-properties style:font-name="Arial" fo:color="#000000"/>
    </style:style>
    <style:style style:name="P390" style:parent-style-name="Standard" style:family="paragraph">
      <style:paragraph-properties fo:text-align="justify"/>
      <style:text-properties style:font-name="Arial" fo:color="#000000"/>
    </style:style>
    <style:style style:name="P391" style:parent-style-name="Standard" style:family="paragraph">
      <style:paragraph-properties fo:text-align="justify"/>
      <style:text-properties style:font-name="Arial" fo:color="#000000"/>
    </style:style>
    <style:style style:name="P392" style:parent-style-name="Standard" style:family="paragraph">
      <style:paragraph-properties fo:text-align="justify"/>
      <style:text-properties style:font-name="Arial" fo:color="#000000"/>
    </style:style>
    <style:style style:name="P393" style:parent-style-name="Standard" style:family="paragraph">
      <style:paragraph-properties fo:text-align="justify"/>
      <style:text-properties style:font-name="Arial" fo:color="#000000"/>
    </style:style>
    <style:style style:name="P394" style:parent-style-name="Standard" style:family="paragraph">
      <style:paragraph-properties fo:text-align="justify"/>
      <style:text-properties style:font-name="Arial" fo:color="#000000"/>
    </style:style>
    <style:style style:name="P395" style:parent-style-name="Standard" style:family="paragraph">
      <style:paragraph-properties fo:text-align="justify"/>
      <style:text-properties style:font-name="Arial" fo:color="#000000"/>
    </style:style>
    <style:style style:name="P396" style:parent-style-name="Standard" style:family="paragraph">
      <style:paragraph-properties fo:text-align="justify"/>
      <style:text-properties style:font-name="Arial" fo:color="#000000"/>
    </style:style>
    <style:style style:name="P397" style:parent-style-name="Standard" style:family="paragraph">
      <style:paragraph-properties fo:text-align="justify"/>
      <style:text-properties style:font-name="Arial" fo:color="#000000"/>
    </style:style>
    <style:style style:name="P398" style:parent-style-name="Standard" style:family="paragraph">
      <style:paragraph-properties fo:text-align="justify"/>
      <style:text-properties style:font-name="Arial" fo:color="#000000"/>
    </style:style>
    <style:style style:name="P399" style:parent-style-name="Standard" style:family="paragraph">
      <style:paragraph-properties fo:text-align="justify"/>
      <style:text-properties style:font-name="Arial" fo:color="#000000"/>
    </style:style>
    <style:style style:name="P400" style:parent-style-name="Standard" style:family="paragraph">
      <style:paragraph-properties fo:text-align="justify"/>
      <style:text-properties style:font-name="Arial" fo:color="#000000"/>
    </style:style>
    <style:style style:name="P401" style:parent-style-name="Standard" style:family="paragraph">
      <style:paragraph-properties fo:text-align="justify"/>
      <style:text-properties style:font-name="Arial" fo:color="#000000"/>
    </style:style>
    <style:style style:name="P402" style:parent-style-name="Standard" style:family="paragraph">
      <style:paragraph-properties fo:text-align="justify"/>
      <style:text-properties style:font-name="Arial" fo:color="#000000"/>
    </style:style>
    <style:style style:name="P403" style:parent-style-name="Standard" style:family="paragraph">
      <style:paragraph-properties fo:text-align="justify"/>
      <style:text-properties style:font-name="Arial" fo:color="#000000"/>
    </style:style>
    <style:style style:name="P404" style:parent-style-name="Standard" style:family="paragraph">
      <style:paragraph-properties fo:text-align="justify"/>
      <style:text-properties style:font-name="Arial" fo:color="#000000"/>
    </style:style>
    <style:style style:name="P405" style:parent-style-name="Standard" style:family="paragraph">
      <style:paragraph-properties fo:text-align="justify"/>
      <style:text-properties style:font-name="Arial" fo:color="#000000"/>
    </style:style>
    <style:style style:name="P406" style:parent-style-name="Standard" style:family="paragraph">
      <style:paragraph-properties fo:text-align="justify"/>
      <style:text-properties style:font-name="Arial" fo:color="#000000"/>
    </style:style>
    <style:style style:name="P407" style:parent-style-name="Standard" style:family="paragraph">
      <style:paragraph-properties fo:text-align="justify"/>
      <style:text-properties style:font-name="Arial" fo:color="#000000"/>
    </style:style>
    <style:style style:name="P408" style:parent-style-name="Standard" style:family="paragraph">
      <style:paragraph-properties fo:text-align="justify"/>
      <style:text-properties style:font-name="Arial" fo:color="#000000"/>
    </style:style>
    <style:style style:name="P409" style:parent-style-name="Standard" style:family="paragraph">
      <style:paragraph-properties fo:text-align="justify"/>
      <style:text-properties style:font-name="Arial" fo:color="#000000"/>
    </style:style>
    <style:style style:name="P410" style:parent-style-name="Standard" style:family="paragraph">
      <style:paragraph-properties fo:text-align="justify"/>
      <style:text-properties style:font-name="Arial" fo:color="#000000"/>
    </style:style>
    <style:style style:name="P411" style:parent-style-name="Standard" style:family="paragraph">
      <style:paragraph-properties fo:text-align="justify"/>
      <style:text-properties style:font-name="Arial" fo:color="#000000"/>
    </style:style>
    <style:style style:name="P412" style:parent-style-name="Standard" style:family="paragraph">
      <style:paragraph-properties fo:text-align="justify"/>
      <style:text-properties style:font-name="Arial" fo:color="#000000"/>
    </style:style>
    <style:style style:name="P413" style:parent-style-name="Standard" style:family="paragraph">
      <style:paragraph-properties fo:text-align="justify"/>
      <style:text-properties style:font-name="Arial" fo:color="#000000"/>
    </style:style>
    <style:style style:name="P414" style:parent-style-name="Standard" style:family="paragraph">
      <style:paragraph-properties fo:text-align="justify"/>
      <style:text-properties style:font-name="Arial" fo:color="#000000"/>
    </style:style>
    <style:style style:name="P415" style:parent-style-name="Standard" style:family="paragraph">
      <style:paragraph-properties fo:text-align="justify"/>
      <style:text-properties style:font-name="Arial" fo:color="#000000"/>
    </style:style>
    <style:style style:name="P416" style:parent-style-name="Standard" style:family="paragraph">
      <style:paragraph-properties fo:text-align="justify"/>
      <style:text-properties style:font-name="Arial" fo:color="#000000"/>
    </style:style>
    <style:style style:name="P417" style:parent-style-name="Standard" style:family="paragraph">
      <style:paragraph-properties fo:text-align="justify"/>
      <style:text-properties style:font-name="Arial" fo:color="#000000"/>
    </style:style>
    <style:style style:name="P418" style:parent-style-name="Standard" style:family="paragraph">
      <style:paragraph-properties fo:text-align="justify"/>
      <style:text-properties style:font-name="Arial" fo:color="#000000"/>
    </style:style>
    <style:style style:name="P419" style:parent-style-name="Standard" style:family="paragraph">
      <style:paragraph-properties fo:text-align="justify"/>
      <style:text-properties style:font-name="Arial" fo:color="#000000"/>
    </style:style>
    <style:style style:name="P420" style:parent-style-name="Standard" style:family="paragraph">
      <style:paragraph-properties fo:text-align="justify"/>
      <style:text-properties style:font-name="Arial" fo:color="#000000"/>
    </style:style>
    <style:style style:name="P421" style:parent-style-name="Standard" style:family="paragraph">
      <style:paragraph-properties fo:text-align="justify"/>
      <style:text-properties style:font-name="Arial" fo:color="#000000"/>
    </style:style>
    <style:style style:name="P422" style:parent-style-name="Standard" style:family="paragraph">
      <style:paragraph-properties fo:text-align="justify"/>
      <style:text-properties style:font-name="Arial" fo:color="#000000"/>
    </style:style>
    <style:style style:name="P423" style:parent-style-name="Standard" style:family="paragraph">
      <style:paragraph-properties fo:text-align="justify"/>
      <style:text-properties style:font-name="Arial" fo:color="#000000"/>
    </style:style>
    <style:style style:name="P424" style:parent-style-name="Standard" style:family="paragraph">
      <style:paragraph-properties fo:text-align="justify"/>
      <style:text-properties style:font-name="Arial" fo:color="#000000"/>
    </style:style>
    <style:style style:name="P425" style:parent-style-name="Standard" style:family="paragraph">
      <style:paragraph-properties fo:text-align="justify"/>
      <style:text-properties style:font-name="Arial" fo:color="#000000"/>
    </style:style>
    <style:style style:name="P426" style:parent-style-name="Standard" style:family="paragraph">
      <style:paragraph-properties fo:text-align="justify"/>
      <style:text-properties style:font-name="Arial" fo:color="#000000"/>
    </style:style>
    <style:style style:name="P427" style:parent-style-name="Standard" style:family="paragraph">
      <style:paragraph-properties fo:text-align="justify"/>
      <style:text-properties style:font-name="Arial" fo:color="#000000"/>
    </style:style>
    <style:style style:name="P428" style:parent-style-name="Standard" style:family="paragraph">
      <style:paragraph-properties fo:text-align="justify"/>
      <style:text-properties style:font-name="Arial" fo:color="#000000"/>
    </style:style>
    <style:style style:name="P429" style:parent-style-name="Standard" style:family="paragraph">
      <style:paragraph-properties fo:text-align="justify"/>
      <style:text-properties style:font-name="Arial" fo:color="#000000"/>
    </style:style>
    <style:style style:name="P430" style:parent-style-name="Standard" style:family="paragraph">
      <style:paragraph-properties fo:text-align="justify"/>
      <style:text-properties style:font-name="Arial" fo:color="#000000"/>
    </style:style>
    <style:style style:name="P431" style:parent-style-name="Standard" style:family="paragraph">
      <style:paragraph-properties fo:text-align="justify"/>
      <style:text-properties style:font-name="Arial" fo:color="#000000"/>
    </style:style>
    <style:style style:name="P432" style:parent-style-name="Standard" style:family="paragraph">
      <style:paragraph-properties fo:text-align="justify"/>
      <style:text-properties style:font-name="Arial" fo:color="#000000"/>
    </style:style>
    <style:style style:name="P433" style:parent-style-name="Standard" style:family="paragraph">
      <style:paragraph-properties fo:text-align="justify"/>
      <style:text-properties style:font-name="Arial" fo:color="#000000"/>
    </style:style>
    <style:style style:name="P434" style:parent-style-name="Standard" style:family="paragraph">
      <style:paragraph-properties fo:text-align="justify"/>
      <style:text-properties style:font-name="Arial" fo:color="#000000"/>
    </style:style>
    <style:style style:name="P435" style:parent-style-name="Standard" style:family="paragraph">
      <style:paragraph-properties fo:text-align="justify"/>
      <style:text-properties style:font-name="Arial" fo:color="#000000"/>
    </style:style>
    <style:style style:name="P436" style:parent-style-name="Standard" style:family="paragraph">
      <style:paragraph-properties fo:text-align="justify"/>
      <style:text-properties style:font-name="Arial" fo:color="#000000"/>
    </style:style>
    <style:style style:name="P437" style:parent-style-name="Standard" style:family="paragraph">
      <style:paragraph-properties fo:text-align="justify"/>
      <style:text-properties style:font-name="Arial" fo:color="#000000"/>
    </style:style>
    <style:style style:name="P438" style:parent-style-name="Standard" style:family="paragraph">
      <style:paragraph-properties fo:text-align="justify"/>
      <style:text-properties style:font-name="Arial" fo:color="#000000"/>
    </style:style>
    <style:style style:name="P439" style:parent-style-name="Standard" style:family="paragraph">
      <style:paragraph-properties fo:text-align="justify"/>
      <style:text-properties style:font-name="Arial" fo:color="#000000"/>
    </style:style>
    <style:style style:name="P440" style:parent-style-name="Standard" style:family="paragraph">
      <style:paragraph-properties fo:text-align="justify"/>
      <style:text-properties style:font-name="Arial" fo:color="#000000"/>
    </style:style>
    <style:style style:name="P441" style:parent-style-name="Standard" style:family="paragraph">
      <style:paragraph-properties fo:text-align="justify"/>
      <style:text-properties style:font-name="Arial" fo:color="#000000"/>
    </style:style>
    <style:style style:name="P442" style:parent-style-name="Standard" style:family="paragraph">
      <style:paragraph-properties fo:text-align="justify"/>
      <style:text-properties style:font-name="Arial" fo:color="#000000"/>
    </style:style>
    <style:style style:name="P443" style:parent-style-name="Standard" style:family="paragraph">
      <style:paragraph-properties fo:text-align="justify"/>
      <style:text-properties style:font-name="Arial" fo:color="#000000"/>
    </style:style>
    <style:style style:name="P444" style:parent-style-name="Standard" style:family="paragraph">
      <style:paragraph-properties fo:text-align="justify"/>
      <style:text-properties style:font-name="Arial" fo:color="#000000"/>
    </style:style>
    <style:style style:name="P445" style:parent-style-name="Standard" style:family="paragraph">
      <style:paragraph-properties fo:text-align="justify"/>
      <style:text-properties style:font-name="Arial" fo:color="#000000"/>
    </style:style>
    <style:style style:name="P446" style:parent-style-name="Standard" style:family="paragraph">
      <style:paragraph-properties fo:text-align="justify"/>
      <style:text-properties style:font-name="Arial" fo:color="#000000"/>
    </style:style>
    <style:style style:name="P447" style:parent-style-name="Standard" style:family="paragraph">
      <style:paragraph-properties fo:text-align="justify"/>
      <style:text-properties style:font-name="Arial" fo:color="#000000"/>
    </style:style>
    <style:style style:name="P448" style:parent-style-name="Standard" style:family="paragraph">
      <style:paragraph-properties fo:text-align="justify"/>
      <style:text-properties style:font-name="Arial" fo:color="#000000"/>
    </style:style>
    <style:style style:name="P449" style:parent-style-name="Standard" style:family="paragraph">
      <style:paragraph-properties fo:text-align="justify"/>
      <style:text-properties style:font-name="Arial" fo:color="#000000"/>
    </style:style>
    <style:style style:name="P450" style:parent-style-name="Standard" style:family="paragraph">
      <style:paragraph-properties fo:text-align="justify"/>
      <style:text-properties style:font-name="Arial" fo:color="#000000"/>
    </style:style>
    <style:style style:name="P451" style:parent-style-name="Standard" style:family="paragraph">
      <style:paragraph-properties fo:text-align="justify"/>
      <style:text-properties style:font-name="Arial" fo:color="#000000"/>
    </style:style>
    <style:style style:name="P452" style:parent-style-name="Standard" style:family="paragraph">
      <style:paragraph-properties fo:text-align="justify"/>
      <style:text-properties style:font-name="Arial" fo:color="#000000"/>
    </style:style>
    <style:style style:name="P453" style:parent-style-name="Standard" style:family="paragraph">
      <style:paragraph-properties fo:text-align="justify"/>
      <style:text-properties style:font-name="Arial" fo:color="#000000"/>
    </style:style>
    <style:style style:name="P454" style:parent-style-name="Standard" style:family="paragraph">
      <style:paragraph-properties fo:text-align="justify"/>
      <style:text-properties style:font-name="Arial" fo:color="#000000"/>
    </style:style>
    <style:style style:name="P455" style:parent-style-name="Standard" style:family="paragraph">
      <style:paragraph-properties fo:text-align="justify"/>
      <style:text-properties style:font-name="Arial" fo:color="#000000"/>
    </style:style>
    <style:style style:name="P456" style:parent-style-name="Standard" style:family="paragraph">
      <style:paragraph-properties fo:text-align="justify"/>
      <style:text-properties style:font-name="Arial" fo:color="#000000"/>
    </style:style>
    <style:style style:name="P457" style:parent-style-name="Standard" style:family="paragraph">
      <style:paragraph-properties fo:text-align="justify"/>
      <style:text-properties style:font-name="Arial" fo:color="#000000"/>
    </style:style>
    <style:style style:name="P458" style:parent-style-name="Standard" style:family="paragraph">
      <style:paragraph-properties fo:text-align="justify"/>
      <style:text-properties style:font-name="Arial" fo:color="#000000"/>
    </style:style>
    <style:style style:name="P459" style:parent-style-name="Standard" style:family="paragraph">
      <style:paragraph-properties fo:text-align="justify"/>
      <style:text-properties style:font-name="Arial" fo:color="#000000"/>
    </style:style>
    <style:style style:name="P460" style:parent-style-name="Standard" style:family="paragraph">
      <style:paragraph-properties fo:text-align="justify"/>
      <style:text-properties style:font-name="Arial" fo:color="#000000"/>
    </style:style>
    <style:style style:name="P461" style:parent-style-name="Standard" style:family="paragraph">
      <style:paragraph-properties fo:text-align="justify"/>
      <style:text-properties style:font-name="Arial" fo:color="#000000"/>
    </style:style>
    <style:style style:name="P462" style:parent-style-name="Standard" style:family="paragraph">
      <style:paragraph-properties fo:text-align="justify"/>
      <style:text-properties style:font-name="Arial" fo:color="#000000"/>
    </style:style>
    <style:style style:name="P463" style:parent-style-name="Standard" style:family="paragraph">
      <style:paragraph-properties fo:text-align="justify"/>
      <style:text-properties style:font-name="Arial" fo:color="#000000"/>
    </style:style>
    <style:style style:name="P464" style:parent-style-name="Textbody" style:family="paragraph">
      <style:paragraph-properties fo:line-height="103%"/>
    </style:style>
    <style:style style:name="T465" style:parent-style-name="DefaultParagraphFont" style:family="text">
      <style:text-properties style:font-name="Arial, sans-serif"/>
    </style:style>
    <style:style style:name="P466" style:parent-style-name="Textbody" style:family="paragraph">
      <style:paragraph-properties fo:line-height="103%"/>
    </style:style>
    <style:style style:name="P467" style:parent-style-name="Textbody" style:family="paragraph">
      <style:paragraph-properties fo:line-height="103%" fo:margin-left="0.5in">
        <style:tab-stops/>
      </style:paragraph-properties>
      <style:text-properties style:font-name="Arial, sans-serif"/>
    </style:style>
    <style:style style:name="P468" style:parent-style-name="Textbody" style:family="paragraph">
      <style:paragraph-properties fo:line-height="103%" fo:margin-left="0.5in">
        <style:tab-stops/>
      </style:paragraph-properties>
      <style:text-properties style:font-name="Arial, sans-serif"/>
    </style:style>
    <style:style style:name="P469" style:parent-style-name="Textbody" style:family="paragraph">
      <style:paragraph-properties fo:line-height="103%" fo:margin-left="0.5in">
        <style:tab-stops/>
      </style:paragraph-properties>
    </style:style>
    <style:style style:name="P470" style:parent-style-name="Textbody" style:family="paragraph">
      <style:paragraph-properties fo:margin-bottom="0.1111in" fo:line-height="103%" fo:text-indent="-0.25in"/>
      <style:text-properties style:font-name="Arial, sans-serif"/>
    </style:style>
    <style:style style:name="P471" style:parent-style-name="Textbody" style:family="paragraph">
      <style:paragraph-properties fo:margin-bottom="0.1111in" fo:line-height="103%" fo:text-indent="-0.25in"/>
      <style:text-properties style:font-name="Arial, sans-serif"/>
    </style:style>
    <style:style style:name="P472" style:parent-style-name="Textbody" style:family="paragraph">
      <style:paragraph-properties fo:margin-bottom="0.1111in" fo:line-height="103%" fo:text-indent="-0.25in"/>
      <style:text-properties style:font-name="Arial, sans-serif"/>
    </style:style>
    <style:style style:name="P473" style:parent-style-name="Textbody" style:family="paragraph">
      <style:paragraph-properties fo:margin-bottom="0.1111in" fo:line-height="103%" fo:text-indent="-0.25in"/>
      <style:text-properties style:font-name="Arial, sans-serif"/>
    </style:style>
    <style:style style:name="P474" style:parent-style-name="Textbody" style:family="paragraph">
      <style:paragraph-properties fo:margin-bottom="0.1111in" fo:line-height="103%" fo:text-indent="-0.25in"/>
      <style:text-properties style:font-name="Arial, sans-serif"/>
    </style:style>
    <style:style style:name="P475" style:parent-style-name="Textbody" style:family="paragraph">
      <style:paragraph-properties fo:margin-bottom="0.1111in" fo:line-height="103%" fo:text-indent="-0.25in"/>
      <style:text-properties style:font-name="Arial, sans-serif"/>
    </style:style>
    <style:style style:name="P476" style:parent-style-name="Textbody" style:family="paragraph">
      <style:paragraph-properties fo:margin-bottom="0.1111in" fo:line-height="103%" fo:text-indent="-0.25in"/>
      <style:text-properties style:font-name="Arial, sans-serif"/>
    </style:style>
    <style:style style:name="P477" style:parent-style-name="Textbody" style:family="paragraph">
      <style:paragraph-properties fo:margin-bottom="0.1111in" fo:line-height="103%" fo:text-indent="-0.25in"/>
      <style:text-properties style:font-name="Arial, sans-serif"/>
    </style:style>
    <style:style style:name="P478" style:parent-style-name="Textbody" style:family="paragraph">
      <style:paragraph-properties fo:margin-bottom="0.1111in" fo:line-height="103%" fo:text-indent="-0.25in"/>
      <style:text-properties style:font-name="Arial, sans-serif"/>
    </style:style>
    <style:style style:name="P479" style:parent-style-name="Textbody" style:family="paragraph">
      <style:paragraph-properties fo:margin-bottom="0.1111in" fo:line-height="103%" fo:text-indent="-0.25in"/>
      <style:text-properties style:font-name="Arial, sans-serif"/>
    </style:style>
    <style:style style:name="P480" style:parent-style-name="Textbody" style:family="paragraph">
      <style:paragraph-properties fo:margin-bottom="0.1111in" fo:line-height="103%" fo:text-indent="-0.25in"/>
      <style:text-properties style:font-name="Arial, sans-serif"/>
    </style:style>
    <style:style style:name="P481" style:parent-style-name="Textbody" style:family="paragraph">
      <style:paragraph-properties fo:margin-bottom="0.1111in" fo:line-height="103%" fo:text-indent="-0.25in"/>
      <style:text-properties style:font-name="Arial, sans-serif"/>
    </style:style>
    <style:style style:name="P482" style:parent-style-name="Textbody" style:family="paragraph">
      <style:paragraph-properties fo:margin-bottom="0.1111in" fo:line-height="103%" fo:text-indent="-0.25in"/>
      <style:text-properties style:font-name="Arial, sans-serif"/>
    </style:style>
    <style:style style:name="P483" style:parent-style-name="Textbody" style:family="paragraph">
      <style:paragraph-properties fo:margin-bottom="0.1111in" fo:line-height="103%" fo:text-indent="-0.25in"/>
      <style:text-properties style:font-name="Arial, sans-serif"/>
    </style:style>
    <style:style style:name="P484" style:parent-style-name="Standard" style:family="paragraph">
      <style:paragraph-properties fo:text-align="justify"/>
      <style:text-properties style:font-name="Arial" fo:color="#000000"/>
    </style:style>
    <style:style style:name="P485" style:parent-style-name="Standard" style:family="paragraph">
      <style:paragraph-properties fo:text-align="justify"/>
      <style:text-properties style:font-name="Arial" fo:color="#000000"/>
    </style:style>
    <style:style style:name="P486" style:parent-style-name="Standard" style:family="paragraph">
      <style:paragraph-properties fo:text-align="justify"/>
      <style:text-properties style:font-name="Arial" fo:color="#000000"/>
    </style:style>
    <style:style style:name="P487" style:parent-style-name="Standard" style:family="paragraph">
      <style:paragraph-properties fo:text-align="justify"/>
      <style:text-properties style:font-name="Arial" fo:color="#000000"/>
    </style:style>
    <style:style style:name="P488" style:parent-style-name="Standard" style:family="paragraph">
      <style:paragraph-properties fo:text-align="justify"/>
      <style:text-properties style:font-name="Arial" fo:color="#000000"/>
    </style:style>
    <style:style style:name="P489" style:parent-style-name="Standard" style:family="paragraph">
      <style:paragraph-properties fo:text-align="justify"/>
      <style:text-properties style:font-name="Arial" fo:color="#000000"/>
    </style:style>
    <style:style style:name="P490" style:parent-style-name="Standard" style:family="paragraph">
      <style:paragraph-properties fo:text-align="justify"/>
      <style:text-properties style:font-name="Arial" fo:color="#000000"/>
    </style:style>
    <style:style style:name="P491" style:parent-style-name="Standard" style:family="paragraph">
      <style:paragraph-properties fo:text-align="justify"/>
      <style:text-properties style:font-name="Arial" fo:color="#000000"/>
    </style:style>
    <style:style style:name="P492" style:parent-style-name="Standard" style:family="paragraph">
      <style:paragraph-properties fo:text-align="justify"/>
      <style:text-properties style:font-name="Arial" fo:color="#000000"/>
    </style:style>
    <style:style style:name="P493" style:parent-style-name="Standard" style:family="paragraph">
      <style:paragraph-properties fo:text-align="justify"/>
    </style:style>
    <style:style style:name="T494" style:parent-style-name="DefaultParagraphFont" style:family="text">
      <style:text-properties style:font-name="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text:span text:style-name="T3"><draw:frame draw:style-name="a0" draw:name="Grafik1" text:anchor-type="as-char" svg:x="0in" svg:y="0in" svg:width="5.12992in" svg:height="2.39803in" style:rel-width="scale" style:rel-height="scale"><draw:image xlink:href="https://www.lop-schule.de/fileadmin/Logo/lop-logo.svg" xlink:type="simple" xlink:show="embed" xlink:actuate="onLoad"/><svg:title/><svg:desc/></draw:frame></text:span></text:p>
      <text:p text:style-name="P4"/>
      <text:p text:style-name="P5"/>
      <text:p text:style-name="P6"/>
      <text:p text:style-name="P7"/>
      <text:p text:style-name="P8"/>
      <text:p text:style-name="P9">Ausarbeitung zum Thema:</text:p>
      <text:p text:style-name="P10">„Projektschritt: Tiere auf dem Bauernhof“.</text:p>
      <text:p text:style-name="P11"/>
      <text:p text:style-name="P12"/>
      <text:p text:style-name="P13"/>
      <text:p text:style-name="P14"/>
      <text:p text:style-name="P15"/>
      <text:p text:style-name="P16">Praxisleitung:<text:s/><text:tab/><text:tab/><text:tab/><text:tab/>Nicolai Klenner</text:p>
      <text:p text:style-name="P17">Praxisanleiterin:<text:tab/><text:tab/><text:tab/>Christine Burgstahler</text:p>
      <text:p text:style-name="P18"><text:span text:style-name="T19">Betreuende Praxislehrkraft:<text:s/></text:span><text:span text:style-name="T20"><text:tab/></text:span><text:span text:style-name="T21">Elisabeth Müller-Licht</text:span></text:p>
      <text:p text:style-name="P22"/>
      <text:p text:style-name="P23">Praktikantin:<text:tab/><text:tab/><text:tab/><text:tab/>Daria Lewandowski</text:p>
      <text:p text:style-name="P24"><text:tab/><text:tab/><text:tab/><text:tab/><text:tab/></text:p>
      <text:p text:style-name="P25"/>
      <text:p text:style-name="P26"/>
      <text:p text:style-name="P27"/>
      <text:p text:style-name="P28"/>
      <text:p text:style-name="P29"/>
      <text:p text:style-name="P30"/>
      <text:p text:style-name="P31"/>
      <text:p text:style-name="P32"/>
      <text:p text:style-name="P33"/>
      <text:p text:style-name="P34">Für den Praxisbesuch am 21.03.2023 um 9:00 Uhr.</text:p>
      <text:p text:style-name="P35"/>
      <text:soft-page-break/>
      <text:p text:style-name="P36">Inhaltsverzeichnis</text:p>
      <text:p text:style-name="P37"/>
      <text:p text:style-name="P38"/>
      <text:p text:style-name="P39"/>
      <text:p text:style-name="P40"/>
      <text:p text:style-name="P41"/>
      <text:p text:style-name="P42"/>
      <text:p text:style-name="P43"/>
      <text:p text:style-name="P44"/>
      <text:p text:style-name="P45">1. Beschreibung der Situation, die zur Auswahl des Projektes und zur Zielentscheidung geführt hat…………………………………....</text:p>
      <text:p text:style-name="P46"/>
      <text:p text:style-name="P47"><text:s text:c="6"/>2.Zielentscheidung………………………………………………………..…..….. 8</text:p>
      <text:list text:style-name="LFO3" text:continue-numbering="true">
        <text:list-item>
          <text:list>
            <text:list-item>
              <text:list>
                <text:list-item>
                  <text:p text:style-name="P48"/>
                </text:list-item>
              </text:list>
            </text:list-item>
          </text:list>
        </text:list-item>
      </text:list>
      <text:p text:style-name="P49">3. Thema und Titel des Projektes……………………………………..……. 9</text:p>
      <text:list text:style-name="LFO3" text:continue-numbering="true">
        <text:list-item>
          <text:list>
            <text:list-item>
              <text:list>
                <text:list-item>
                  <text:p text:style-name="P50"/>
                </text:list-item>
              </text:list>
            </text:list-item>
          </text:list>
        </text:list-item>
      </text:list>
      <text:p text:style-name="P51">4. Darstellung der Grobplanung……………………………………..……... 9</text:p>
      <text:list text:style-name="LFO3" text:continue-numbering="true">
        <text:list-item>
          <text:list>
            <text:list-item>
              <text:list>
                <text:list-item>
                  <text:p text:style-name="P52"><text:s/></text:p>
                </text:list-item>
              </text:list>
            </text:list-item>
          </text:list>
        </text:list-item>
      </text:list>
      <text:p text:style-name="P53">5. Aktuelle Situation vor dem Besuch……………………….………...… 12</text:p>
      <text:list text:style-name="LFO3" text:continue-numbering="true">
        <text:list-item>
          <text:list>
            <text:list-item>
              <text:list>
                <text:list-item>
                  <text:p text:style-name="P54"><text:s/></text:p>
                </text:list-item>
              </text:list>
            </text:list-item>
          </text:list>
        </text:list-item>
      </text:list>
      <text:p text:style-name="P55"><text:s text:c="11"/>6. Didaktischer Teil………………………………………………………..……..... 13</text:p>
      <text:list text:style-name="LFO3" text:continue-numbering="true">
        <text:list-item>
          <text:list>
            <text:list-item>
              <text:list>
                <text:list-item>
                  <text:list>
                    <text:list-item>
                      <text:list>
                        <text:list-item>
                          <text:p text:style-name="P56"/>
                        </text:list-item>
                      </text:list>
                    </text:list-item>
                  </text:list>
                </text:list-item>
              </text:list>
            </text:list-item>
          </text:list>
        </text:list-item>
      </text:list>
      <text:p text:style-name="P57"><text:s/>6.1 Vorstellung des aktuellen Projektschrittes ………………………. 13</text:p>
      <text:p text:style-name="P58"/>
      <text:p text:style-name="P59">6.2 Entwicklungs- und Kompetenzbereiche…………………. 14</text:p>
      <text:list text:style-name="LFO3" text:continue-numbering="true">
        <text:list-item>
          <text:list>
            <text:list-item>
              <text:list>
                <text:list-item>
                  <text:list>
                    <text:list-item>
                      <text:list>
                        <text:list-item>
                          <text:p text:style-name="P60"/>
                        </text:list-item>
                      </text:list>
                    </text:list-item>
                  </text:list>
                </text:list-item>
              </text:list>
            </text:list-item>
          </text:list>
        </text:list-item>
      </text:list>
      <text:p text:style-name="P61">7. Methodischer Teil………………………………………………. 16</text:p>
      <text:list text:style-name="LFO3" text:continue-numbering="true">
        <text:list-item>
          <text:list>
            <text:list-item>
              <text:list>
                <text:list-item>
                  <text:list>
                    <text:list-item>
                      <text:p text:style-name="P62"><text:s/></text:p>
                    </text:list-item>
                  </text:list>
                </text:list-item>
              </text:list>
            </text:list-item>
          </text:list>
        </text:list-item>
      </text:list>
      <text:p text:style-name="P63">8. Literaturangabe…………………………………………………………….……… 18</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1. Beschreibung der Situation, die zur Auswahl des Projektes und zur Zielentscheidung geführt hat.</text:p>
      <text:p text:style-name="P89"/>
      <text:p text:style-name="P90"><text:span text:style-name="T91">Ich arbeite seit 01.09.2022 in der Kinderkrippe „Mäusezauber“ im Heidelberger Stadtteil Bahnstadt als Erzieherin im Anerkennungsjahr. Der „Mäusezauber“ besteht, zusammen mit dem angeschlossenen Kindergarten, seit Juni 2018. Es</text:span><text:span text:style-name="T92"><text:s/>handelt sich um eine Ganztagseinrichtung mit Öffnungszeiten von 07:00 bis 17:00 Uhr. Im Kindergarten werden bis zu</text:span><text:span text:style-name="T93"><text:s/>40 Kinder im Alter zwischen drei und sieben Jahren <text:s/>betreut, die Kinderkrippe bietet Platz für 30 Kinder zwischen zwei Monaten und dem dritten Lebensjahr.<text:s/></text:span><text:span text:style-name="T94"><text:s/>Insgesamt arbeiten bei uns 16 Erzieherinnen und Erzieher.</text:span></text:p>
      <text:p text:style-name="P95"/>
      <text:p text:style-name="P96">Die 30 Kinder in der Kinderkrippe sind in drei Gruppen zu maximal zehn Kindern aufgeteilt. Ich betreue die Gruppe „Sonnenschein“, in der zur Zeit fünf Kinder zwischen (1,3) und (2,10) Jahren betreut werden, davon ein Junge und vier Mädchen. Die Gruppe nimmt an meinem Projekt vollständig teil. Im Folgenden gehe ich auf jedes Kind einzeln ein:</text:p>
      <text:p text:style-name="P97"/>
      <text:p text:style-name="P98"><text:span text:style-name="T99">M.(1,3)<text:s/></text:span><text:span text:style-name="T100">ist seit September 2022 in unserer Einrichtung. Sie hat deutsche Eltern und eine ältere Schwester, E.(4J). M. versteht für ihr Alter bereits viel. Sie beteiligt sich aktiv am Morgenkreis mit, jedoch sie ist noch leicht ablenkbar. M. hat vor kurzem ihre ersten Wörter gesprochen: „Mama“ und „Papa“. Sie hat auch von kürzen laufen gelernt. Ein Nein signalisiert sie schon durch Kopfschütteln. Mit ein wenig Unterstützung kann sie bereits alleine essen, braucht jedoch noch ein Lätzchen. Sie isst ihre Portionen immer auf. Wenn sie fertig ist, dann schiebt sie schon selbständig ihren Teller weg. Nach dem Essen versucht sie, sich alleine zu putzen. Vor dem Mittagsschlaf macht sie aktiv beim Zähneputzen mit. Seit kurzem braucht sie keine Milch mehr vor dem Einschlafen. Sie kann bis zu zwei Stunden schlafen.</text:span></text:p>
      <text:p text:style-name="P101">Zum Spielen hat M. ihre Lieblingsplüschtiere mitgebracht: Einen Specht und einen Hasen. Bei Tischspielen macht sie mit. Im Allgemeinen beobachtet sie zuerst die anderen Kinder beim Spielen, und probiert ihr Spiel dann vorsichtig aus. Sie mag allerdings keine Fingerfarben anfassen. Auch im Turnraum ist sie aktiv. Auch dort probiert sie gerne neue Sachen aus. Obwohl sie noch kein Trampolinspringen kann, traut sie sich, auf das Trampolin zu steigen. Dort schaut sie den anderen Kindern beim Hüpfen zu. Sie liebt es, mit dem Hüpfpferd zu hüpfen. M. mag Musik und kann sich bereits zu Rhythmen bewegen.</text:p>
      <text:p text:style-name="P102"/>
      <text:p text:style-name="P103"><text:span text:style-name="T104">L.(1,6)</text:span><text:span text:style-name="T105"><text:s/>ist sie seit Oktober 2022 in unserer Einrichtung. Beide Eltern sprechen Deutsch. Ihre Mutter kommt aus Deutschland, ihr Vater von den Philippinen. Sie hat einen älteren Bruder, <text:s/>L.(8J), der bereits zur Schule geht. L. konnte bereits sitzen und laufen, als sie zu uns kam. Sie kommt fast jeden Tag sehr früh und nimmt gerne am Morgenkreis teil, ist jedoch auch leicht ablenkbar. L. mag Musik und tanzen. In der Gruppe sucht sie sich immer etwas, womit sie musizieren kann. Sie mag meine Tischspiele. Sie probiert gerne neues aus, ist aber vorsichtig. Auch sie beobachtet, was die anderen Kinder machen, um es dann nachzumachen. Aber sie traut sich, mehr Dinge auszuprobieren, wenn wir in einer anderen Gruppe sind. So geht sie z.B. in die Küche und tut so, als ob sie eine Mahlzeit zubereiten hätte. Oder sie traut sich auf die Rutsche. Sie isst auch manchmal nicht gut, braucht weniger Unterstützung. Sie schläft auch bis zwei Stunden.</text:span></text:p>
      <text:p text:style-name="P106">Wenn sie hungrig ist, dann merkt man das, denn dann wird sie trotzig und ungeduldig und lässt sich nur schwer beruhigen. Sie ist noch nicht abgestillt. Wir geben ihr manchmal einen kleinen Zwischensnack, damit es nicht zu dieser Situation kommt. Die Eltern wissen darüber bescheid. Auch L. ist im Allgemeinen ein sehr aufgewecktes Kind. Bevorzugte Spielpartner waren lange Zeit die Erzieher, da sie den Kontakt zu den anderen Kindern mied. Jedoch hat sich dies vor kurzem verbessert und sie knüpft langsam Kontakte. Im Turnraum mag L.<text:s/><text:soft-page-break/>hüpfen und Trampolinspringen.</text:p>
      <text:p text:style-name="P107"/>
      <text:p text:style-name="P108"><text:span text:style-name="T109">O.(2,10)</text:span><text:span text:style-name="T110"><text:s/>ist seit ca. einem Jahr da. Er bleibt den ganzen Tag in der Einrichtung. Sein Vater ist Deutscher, seine Mutter stammt aus Bosnien. Beide Eltern sprechen Deutsch. Er hat einen älteren Bruder, E.(4J), der bei uns in den Mäusezauber-Kindergarten geht. Leider ist O. traurig, weil er noch nicht wie sein großer Bruder in den Kindergarten gehen kann. Als ältestes Kind unserer Gruppe spricht er schon in ganzen Sätzen. Er kann sich schon sehr gut ausdrücken. O. mag den Morgenkreis und nimmt konzentriert und aktiv an ihm teil. Im Zimmer mag er basteln, malen und spielen. Er spielt gerne in der Bauecke, in der er gerne Sachen baut, am liebsten Häuser aus Duplo-Steinen. Er mag aber auch die Spielküche und spielt gerne mit Autos oder seiner Lieblingskuschelkatze Mützi. Auch schaut er sich gerne Bücher an. Sein Lieblingsbuch ist „Peppa Wutz“. Er kann bereits Memory spielen. Er ist ein sehr hilfsbereites Kind. So hilft er fleißig beim Aufräumen und bringt Kindern mit Schnupfen gerne ein Taschentuch. Auch macht er begeistert bei meinen Tischspielen mit.</text:span></text:p>
      <text:p text:style-name="P111">Draußen schaukelt und rutscht er gerne. Seit kurzem klettert er auch auf die große Rutsche. O. kann für sein Alter schon sehr gut Fußball spielen. Dies macht er immer, wenn wir draußen sind. Dabei spielt er mit größeren Kindern aus dem Kindergarten. Obwohl O. gut versteht, was man ihm sagt, probiert er trotzdem seine Grenzen aus. So wissen wir z.B., dass er sich allein an- und ausziehen kann. Leider wartet er damit bis zum letzten Moment. Vor dem Mittagsschlaf kann sich O. schon alleine die Zähne putzen. Er schläft insgesamt eine bis anderthalb Stunden. <text:s/>In Turnraum ist er aktiv und er macht alles mit. Er klettert und rutsch gern. Am liebsten spielt er aber mit den Bällen.</text:p>
      <text:p text:style-name="P112">O. lernt zur Zeit, eigenständig auf die Toilette zu gehen, dabei unterstützen wir ihn. Zur Sicherheit trägt er aber noch <text:s/>Windeln. Wir ziehen ihm die Windeln für eine Stunde aus.</text:p>
      <text:p text:style-name="P113">Auf der Toilettenwand befindet sich eine Schatzkarte mit Piratenschiff. Immer, wenn er erfolgreich war, versehen wir diese Karte mit einem weiteren Stempel zur Belohnung.</text:p>
      <text:p text:style-name="P114"/>
      <text:p text:style-name="P115"><text:span text:style-name="T116">H.(1,7)</text:span><text:span text:style-name="T117"><text:s/>wurde im August 2022 eingewöhnt. Sie hat eine ältere Schwester im Kindergarten, M.(5J). Sie hat einen deutschen Vater und eine aus England stammende Mutter. Beide Eltern sprechen Deutsch. Neben Deutsch lernt H. auch Englisch. Ihre Eltern benennt sie allerdings auf Deutsch, mit Mama und Papa. In letzter Zeit hat sie fast einen Monat gefehlt, weil sie krank war. Sie kann schon seit fünf Monaten laufen. Bei Angeboten und im Morgenkreis macht sie aktiv mit, obwohl sie noch nicht viel sprechen kann. So tanzt sie gerne mit den anderen Kindern. Im Allgemeinen hört sie gut zu und ist sehr aufmerksam. Auch beobachtet sie gerne, was die anderen Kinder machen. Auch bei Tischspielen beteiligt sie sich aktiv, z.B. kann sie bereits mit den Fingern auf die Tischplatte tippen oder mit ihren Händen einen Rhythmus klatschen. Ein „Nein“ der Erzieher akzeptiert sie nicht immer. Sie ist ein sensibles Kind. Auch, wenn man gute Gründe hat, ihr etwas zu verbieten, wird sie des Öfteren sauer oder traurig. H. mag besonders das „Kuckucksspiel“: Sie versteckt sich gerne und wartet, dass man sie ruft. Am liebsten aber spielt sie mit Plüschtieren. Sie bringt auch welche von zuhause mit, einen Esel und ein Ferkel. In letzter Zeit hat sie angefangen zu malen. Sie mag, sich Bücher anzuschauen. Ihr Lieblingsbuch ist „Peppa Wutz“.</text:span></text:p>
      <text:p text:style-name="P118">H. kann bereits alleine Essen, nur braucht sie ein Lätzchen. Nach dem Essen probiert sie, sich alleine vor dem Spiegel den Mund abzuwischen. Vor dem Mittagsschlaf trinkt sie keine Milch. Sie putzt sich die Zähne gerne. Sie schläft in regeln zwei Stunden. Draußen rutscht, wippt und klettert sie gerne. Sie mag es, im Sandkasten zu spielen. Sie spielt nicht alleine, sondern sucht die Nähe der Erzieherinnen und der Kinder. Im Turnraum mag sie das Trampolin und das Hüpfpferd. Seit kurzem traut sie sich, zu klettern allerdings noch nicht sehr hoch.</text:p>
      <text:p text:style-name="P119"/>
      <text:p text:style-name="P120"/>
      <text:p text:style-name="P121"><text:span text:style-name="T122">H.(2,1)</text:span><text:span text:style-name="T123"><text:s/>ist ein Einzelkind deutscher Eltern und besucht die Einrichtung seit knapp einem<text:s/></text:span><text:soft-page-break/><text:span text:style-name="T124">Jahr. Sie kommt mit einem Schnuller in die Kinderkrippe, lässt diesen aber im Schrank liegen, bis sie abgeholt wird. Sie kennt bereits viele Wörter, traut sich aber nicht zu sprechen, wenn sie sich dabei beobachtet fühlt. Sie kann auch bereits Silben klatschen. H. mag es, im Mittelpunkt zu stehen. Wenn ich etwas mache, dann beobachtet sie mich gerne bis zum Schluss. H. hat mich in manchen Situationen überrascht. So kann es sein, dass sie ab und zu regungslos stehen bleibt. Obwohl sie ein aktives Kind ist, zieht sie sich manchmal aus dem Spielgeschehen zurück, bleibt stehen und beobachtet die Kinder nur. Dann sprechen wir sie direkt an.</text:span></text:p>
      <text:p text:style-name="P125">Im Morgenkreis ist sie noch sehr still macht manchmal nicht, was die anderen Kinder machen und zieht sich zurück. Oft tanzt sie aber auch mit den anderen Kindern aus ihrer Gruppe, z.B., wenn wir den „dicken Tanzbär“ oder das Lied vom Schmetterling singen. Sie kann sich bereits Socken und Hosen an- und ausziehen. H. spielt gerne mit Puppen. Manchmal trägt sie ihre Lieblingspuppe den ganzen Tag mit sich herum und schläft auch mittags mit ihr. Um diese kümmert sie sich aufopferungsvoll. So wird die Puppe von ihr mit Hilfe eines Arztkoffers untersucht, wenn sie Ärztin spielt. Sie nimmt sich ein Kissen und eine Decke und richtet die Puppe zum Schlafen. Auch spielt sie, dass sie ihr Essen kocht. Ein anderes Mal wollte sie, dass die Puppe im Hochstuhl neben ihr sitzt und gefüttert wird. Wenn ich Lätzchen für die Kinder hole, will sie auch eins für ihre Puppe haben. Sind nicht alle Kinder da und bleibt ein Stuhl übrig, sitzt die Puppe neben ihr auf einem Stuhl, während sie isst. Sie isst bereits ohne Hilfe und ohne Lätzchen. Sie schläft auch zwei Stunden. Sie mag es sich, mit mir auch Bücher über Tiere anschauen. Sie wollte nicht mit Fingerfarben malen.</text:p>
      <text:p text:style-name="P126">Draußen rutscht sie gerne. <text:s/>Seit kurzer Zeit geht sie auf Toilette, trägt aber noch Windeln. Wie O.(2,8) hat auch sie eine Schatzkarte, die auf der Toilette an der Wand hängt und gestempelt wird.</text:p>
      <text:p text:style-name="P127"/>
      <text:p text:style-name="P128"/>
      <text:p text:style-name="P129"/>
      <text:p text:style-name="P130"/>
      <text:p text:style-name="P131"/>
      <text:p text:style-name="P132"/>
      <text:p text:style-name="P133"/>
      <text:p text:style-name="P134"/>
      <text:p text:style-name="P135"><text:span text:style-name="T136">===================================================================</text:span></text:p>
      <text:p text:style-name="P137"/>
      <text:p text:style-name="P138">Unsere Einrichtung arbeitet mit dem „situationsorientierten Ansatz“. Dieses pädagogische Konzept hat zum Ziel, die Kinder zu selbstbestimmten Handeln und zur Verantwortung zu erziehen [1]. Die Kernziele des Ansatzes sind Autonomie, Solidarität und Kompetenz.</text:p>
      <text:p text:style-name="P139"/>
      <text:p text:style-name="P140"><text:s/>Der Ausgangspunkt dieses Ansatzes ist die Selbstständigkeit des Kindes, die durch ein verlässliches Umfeld und stabile Verhältnisse gefördert werden soll. Hierbei werden die Kinder an den Entscheidungen mit beteiligt (Partizipation). Zum Beispiel fließen ihre Ideen in die Raumgestaltung mit ein. Die Fachkraft ermöglicht dem Kind Teilhabe durch Teilnahme an ihrem Tun.</text:p>
      <text:p text:style-name="P141">Die Erzieher passen sich der jeweiligen Situation und den Bedürfnissen der Kinder an, anstatt sich an starre Pläne zu halten – sie sind „Lernende und Lehrende“ [1]. Für das Kind anregende Situationen, die Begeisterung über den Augenblick hinaus wecken – sogenannte Schlüsselsituationen – werden von den Erziehern aufgegriffen und vertieft. Die Kinder werden dadurch gefördert, ihre Lebenswelt zu verstehen und sich selbstbestimmt Wissen und Fähigkeiten anzueignen. Die Schritte der pädagogischen Fachkraft bei Projekten und Angeboten sind hierbei nach [1]:</text:p>
      <text:p text:style-name="P142"/>
      <text:list text:style-name="LFO4" text:continue-numbering="true">
        <text:list-item>
          <text:p text:style-name="P143">Erkunden / Situation analysieren,</text:p>
        </text:list-item>
        <text:list-item>
          <text:p text:style-name="P144">Orientieren / Ziel formulieren,</text:p>
        </text:list-item>
        <text:list-item>
          <text:p text:style-name="P145">Handeln / Situation Gestalten,</text:p>
        </text:list-item>
        <text:list-item>
          <text:p text:style-name="P146">Nachdenken / Erfahrungen auswerten.</text:p>
        </text:list-item>
      </text:list>
      <text:p text:style-name="P147"/>
      <text:p text:style-name="P148">Spielen ist für die Entwicklung der Kinder, insbesondere der Kleinkinder, von elementarer Bedeutung. Bewegung ist der Motor für Lernentwicklung, Motivation und Anstrengung. Die pädagogische Begleitung und Förderung des Spiels ist individuell, projektorientiert, aktiv, kreativ und forschend.</text:p>
      <text:p text:style-name="P149"/>
      <text:p text:style-name="P150">Im situationsorientierten Ansatz lernen und spielen Kinder verschiedener Herkunft und verschiedenen Alters zusammen. Davon profitieren die Kinder, da vielseitige Kompetenzen und Erfahrungen erweitert und ausgetauscht werden.</text:p>
      <text:p text:style-name="P151">Durch die Teilhabe am realen Leben erlangen sie neues Wissen und Erfahrungen. Sie setzen sich dabei mit sich selbst auseinander, mit den anderen Kindern und mit ihrer Umwelt. Die pädagogische Arbeit berücksichtigt sowohl die soziale als auch die kulturelle Lebenswirklichkeit der Kinder. Wir respektieren und interessieren uns für andere Kulturen und fördern interkulturellen Austausch. Durch Zusammenarbeit mit dem Eltern können wir feststellen was das Kind braucht. Durch ständigen Dialog mit den Eltern erfahren wir von den Schlüsselsituationen und Interessengebieten der Kinder auch außerhalb der Betreuungszeiten.</text:p>
      <text:p text:style-name="P152"/>
      <text:p text:style-name="P153"/>
      <text:p text:style-name="P154"/>
      <text:p text:style-name="Standard"><text:span text:style-name="T155">R. Zimmer s 179</text:span><text:span text:style-name="T156"><text:line-break/></text:span><text:span text:style-name="T157"><text:line-break/>Grundzüge situationsorientierten Arbeits- auch für Bewegungserziehung:</text:span><text:span text:style-name="T158"><text:line-break/></text:span><text:span text:style-name="T159"><text:line-break/>Bewegung ist ein Ausdrucks und Erfahrungsmedium des Kindes. Das Kind wird durch Bewegung neues erfahren.</text:span><text:span text:style-name="T160"><text:line-break/></text:span><text:span text:style-name="T161"><text:line-break/>Die Kinder sollen mehr Bewegungsmöglichkeiten durch den Tag haben, nicht nur festgelegte, pädagogisch anleitete Stunden, sondern vielfältige Bewegungsmöglichkeiten.</text:span><text:span text:style-name="T162"><text:line-break/>Sie sollen nicht nur sich bewegen aber auch andere Mittel zum Bewegung nutzen .</text:span><text:span text:style-name="T163"><text:line-break/></text:span><text:span text:style-name="T164"><text:line-break/>Die Räume sollen für Bewegung genutzt werden. Wir nützen auch die Freiräume, die nah liegen. Wir sind oft draußen. Wir gehen auf die Spielplätze und nutzen die Wanderwege.<text:s/></text:span><text:span text:style-name="T165"><text:line-break/></text:span><text:span text:style-name="T166"><text:line-break/>Aus <text:s/>situative Anlässe wird zum Impuls für ein Bewegungsspiel.</text:span><text:span text:style-name="T167"><text:line-break/></text:span><text:span text:style-name="T168"><text:line-break/>Lernen durch Spiel und Spielideen des Kindes fördert die Resilienz.</text:span></text:p>
      <text:p text:style-name="P169"/>
      <text:p text:style-name="P170"/>
      <text:p text:style-name="Standard"><text:span text:style-name="T171">R zimmer</text:span><text:span text:style-name="T172"><text:line-break/>Die Bewegungsstunde soll:</text:span><text:span text:style-name="T173"><text:line-break/></text:span><text:span text:style-name="T174"><text:line-break/>Den Bewegungsdrang der Kinder zu unterstützen.</text:span><text:span text:style-name="T175"><text:line-break/>Der Kinder würden dadurch ihren Körper verstehen und ihre Persönlichkeit kennen.</text:span><text:span text:style-name="T176"><text:line-break/>Vertrauen in ihre Grob Motorischen Fähigkeiten zu gewinnen.</text:span><text:span text:style-name="T177"><text:line-break/>Das gemeinsame Spiel leistungsschwächeren und leistungsstarken Kinder wird ermöglichen.<text:s/></text:span><text:span text:style-name="T178"><text:line-break/>Zur Erfahrung Bewegungsfreunde und Neugier vermitteln.</text:span><text:span text:style-name="T179"><text:line-break/>Gelegenheit zur ganzheitlichen, körperlich sinnlichen Aneignung der Welt.</text:span></text:p>
      <text:p text:style-name="P180"/>
      <text:p text:style-name="P181"><text:span text:style-name="T182">Unsere Einrichtung orientiert sich am „Orientierungsplan für Bildung und Erziehung in baden-württembergischen Kindergärten und weiteren Einrichtungen"</text:span><text:span text:style-name="T183"><text:note text:note-class="footnote" text:id="_ftn0"><text:note-citation text:label="2">2</text:note-citation><text:note-body><text:p text:style-name="P184"><text:span text:style-name="T185">Ministerium für Kultus, Jugend und Sport Baden Württemberg (2015) Orientierungsplan für Bildung und Erziehung in baden-württembergischen Kindergärten und weiteren Kindertageseinrichtungen. (2 Aufl.) Freiburg im Breisgau, Verlag: Herder.</text:span></text:p></text:note-body></text:note></text:span><text:span text:style-name="T186">, der verbindlichen Zielsetzung für die Konzept- und Profilbildung in Kindertageseinrichtungen in Baden-Württemberg.</text:span></text:p>
      <text:p text:style-name="P187"/>
      <text:p text:style-name="P188">Meine Gruppe hat verschiedene Interesse.</text:p>
      <text:p text:style-name="P189">Die Kinder, die alt waren beschäftigten sich mit der Baustelle. Ein Junge konnte mit dem Baggern durch den ganzen Tag spielen. Die andere Kinder waren nicht so beschäftigt mit dem Thema, so schauten sie nun kurz Richtung Baustelle an und gingen vorbei. Ich denke das die Baustelle auch so laute Ort ist, deswegen war das Ort nicht so für alle interessant.</text:p>
      <text:p text:style-name="P190">Anderes Thema sind die Rettungskräfte. #</text:p>
      <text:p text:style-name="P191"/>
      <text:p text:style-name="P192">Durch meine Beobachtung und Situationsanalyse sehe ich, dass meine Gruppe sehr begeistert von Tieren ist. Im Allgemeinen ist unsere Krippe sehr mit dem Thema Natur beschäftigt . Zum Beispiel wir haben Tischsprüche mit den Tieren auf Wänden, als auch in Schlafzimmer auch im Bad befinden sich Tiere. Jedes Kind kann ein Spielzeug von zu Hause mitbringen. Die Kinder bringen auch Plüschtiere von zu Hause. Die Kinder aus meiner Gruppe lieben Natur zu beobachten. Wir sind den <text:s/>großen Bauernhof vorbeigelaufen und konnten dort zwei Kühe sehen. Da die anderen Tiere nicht zu sehen waren und die Kinder so sehr sich über die zwei Tiere gefreut haben, hatte ich die Idee, das Thema Bauernhof für mein Projekt zu nehmen.</text:p>
      <text:p text:style-name="P193">Die Kinder waren aber von den zwei Kühen so fasziniert, dass sie stehen geblieben sind und beobachteten, was die Kühe machen. Die große Kühe waren leider nicht nah, aber die Kinder schauten sie und zeigten <text:s/>mit den Finger auf sie. <text:s/>Die Kühe legten auf der Wiese und machten ihre Pause. Jedoch waren sie so interessant für die Gruppe.</text:p>
      <text:p text:style-name="P194">Wir gehen weiter und haben ein paar Welpe gesehen. Die Kinder waren davon auch begeistert. Sie lächelten und zeigten als ein Welpe vorbei rannte. Sie haben sich gefreut auch, dass der Welpe ein geworfene Frisbee fangt. <text:s/></text:p>
      <text:p text:style-name="P195"/>
      <text:p text:style-name="P196">Vor Ort haben wir ein Teich mit Wildenten. Die Kinder sind immer begeistert wenn sie sie sehen. Manchmal kann man sehen, wie die Kinder den Tieren beim Essen zusehen.</text:p>
      <text:p text:style-name="P197">Wir hatten ein paar Hühner getroffen, die sich auch um die Ecke befinden. Die gefüttert waren. Man merkt deutlich ihre Begeisterung dabei. Auch kleinere Tiere ziehen die Aufmerksamkeit der Kinder auf sich. Nicht nur die Tiere, die rumlaufen sind bei den Kindern Gesprächsthema, sondern auch ihre eigenen Haustiere oder die Tiere von Großeltern. Kinder, die einen Hund oder eine Katze, einen Hamster oder auch andere Haustiere zuhause haben, erzählen in der Krippe gerne von ihnen. Neben lebendigen Tieren beschäftigen sich die Kinder natürlich auch mit Stofftieren, wie z.B. einer Katze, einem Hund und einem Teddybären. Stofftiere sind seit jeher ein beliebtes Spielzeug. Wie üblich werden sie als „Freunde“ mit in ein Spiel einbezogen. Die Kinder feiern mit ihren Stofftieren Geburtstage und spielen Eisenbahn. Auch machen sie gemeinsame Fotos mit ihnen. Das Interesse an Tieren zeigt sich bei den Kindern auch an Interesse an Bücher. Die Kinder aus meiner Gruppe mögen die Bücher über Tieren. Sie bringen auch von zu Hause Bücher von Tieren.</text:p>
      <text:p text:style-name="P198">In Eltern geschprach habe ich erfahren,</text:p>
      <text:p text:style-name="P199">Da kam zu mir eine Mama und sagte mein Kind ist traurig, weil die Enten nicht da sind. Es war kalt, wo sind nun Heute die Enten geblieben fragte H.?</text:p>
      <text:p text:style-name="P200"/>
      <text:p text:style-name="P201"/>
      <text:p text:style-name="P202"/>
      <text:list text:style-name="LFO5" text:continue-numbering="true">
        <text:list-item>
          <text:p text:style-name="P203">Zielentscheidung</text:p>
        </text:list-item>
      </text:list>
      <text:p text:style-name="P204"/>
      <text:p text:style-name="P205">Ein Projekt zum Thema „Tiere“ lässt sich auf vielfältige Arten verwirklichen und ermöglicht somit eine Vielzahl an Gestaltungsmöglichkeiten in den jeweiligen Projektschritten. Dadurch wird ein breites Zielspektrum im Hinblick auf die Persönlichkeitsentwicklung der Kinder ermöglicht, das die Förderung der drei Kernkompetenzen -</text:p>
      <text:p text:style-name="P206">Personalkompetenz, Sozialkompetenz und Sachkompetenz – umfasst.</text:p>
      <text:p text:style-name="P207"><text:s/>Im Folgenden beschreibe ich die von mir gesetzten Ziele und diskutiere diese anhand der geplanten wie auch bereits erfolgten Projektschritte.</text:p>
      <text:p text:style-name="P208"/>
      <text:p text:style-name="P209">Bezüglich der Förderung der Sachkompetenzen lassen sich folgende Ziele formulieren:</text:p>
      <text:p text:style-name="P210"><text:s/></text:p>
      <text:p text:style-name="P211">• Förderung frühkindlicher Bildung.</text:p>
      <text:p text:style-name="P212"/>
      <text:p text:style-name="P213">Die Kinder vertiefen und erweitern ihr Wissen zum Thema Tiere durch die verschiedenen Projektschritte zu diesem Thema. Sie erweitern ihr Wissen nicht nur um Tierkörperteile, sondern auch um Ihre Körperteile. Auch die Kinder die nicht sprächen zeigen ihre Körperteile.</text:p>
      <text:p text:style-name="P214"><text:s/></text:p>
      <text:p text:style-name="P215">• Förderung der ästhetischen Bildung.</text:p>
      <text:p text:style-name="P216"/>
      <text:p text:style-name="P217">Hierzu lasse ich die Kinder in einem Projektschritt für ihre Lieblingstiere eine Wiese malen. Später werden alle Tierbilder kommen und mit Ihnen werden wir die Wiese gestalten. Die Tierbilder sind laminiert und lassen sich leicht umhängen. Sie sind mit Klettverschlüssen gemacht. Dazu gehören auch selbstgemachte Traktor und Schafgestaltung. <text:s/>Beim Tragtorgestaltung lernen dabei, Grundformen – d.h. große Kreise, Vierecke zu nutzen und sie zu komplizierteren Motiven zusammenzusetzen. Somit lernen sie, eine schwierigere Aufgabenstellung in kleinere Aufgabenschritte herunterzubrechen.</text:p>
      <text:p text:style-name="P218">Nach jeden Projekt schritt bekommen die Kinder auch ein Bild zum malen. Dazu haben die Kinder dicke Stifte bekommen.</text:p>
      <text:p text:style-name="P219">Gleichzeitig lernen die Kinder dabei, ihr eigenes Bild zu beschreiben. <text:s/></text:p>
      <text:p text:style-name="P220"><text:s/></text:p>
      <text:p text:style-name="P221">• Förderung der motorischen Fähigkeiten durch Bewegung und Förderung Gesundheits-.</text:p>
      <text:p text:style-name="P222"/>
      <text:p text:style-name="P223"><text:s/>Durch das Ausüben eines Bewegungsspiels und die körperliche Betätigung in einer Bewegungslandschaft stärken die Kinder ihre motorischen Fähigkeiten. Wir bewegen uns zu jeden Morgenkreis wir imitieren jedes Tier. Wir tanzen und singen dazu.</text:p>
      <text:p text:style-name="P224"/>
      <text:p text:style-name="P225">Damit werden sie auch mit Turngeräten vertraut. Sie werden auch neue Grundformen, der Bewegung kennen : wie balanzieren oder</text:p>
      <text:p text:style-name="P226"><text:s/></text:p>
      <text:p text:style-name="P227">• Förderung gestalterischer Fähigkeiten.</text:p>
      <text:p text:style-name="P228"/>
      <text:p text:style-name="P229">Die Kinder lernen neue Techniken kennen, um Dinge zu gestalten. Dazu präsentieren wir eine Dokumentation unseres Projektes auf einem Plakat und in Portfolioarbeit. Dort befinden sich alle Lieder, die wir kennengelernt haben. Auch Fotos von Projektschritten sind dort erhalten.</text:p>
      <text:p text:style-name="P230"/>
      <text:p text:style-name="P231">Die Ziele für die Förderung der Personal- und Sozialkompetenz sind:</text:p>
      <text:p text:style-name="P232"/>
      <text:soft-page-break/>
      <text:p text:style-name="P233"><text:s/>• Stärkung der kommunikativen Fähigkeiten.</text:p>
      <text:p text:style-name="P234"/>
      <text:p text:style-name="P235"><text:s/>Die Kinder lernen, die Projektschritte und ihre Handlungen in den jeweiligen Projektschritten verbal zu beschreiben. Sie lernen die Sachen zu zeigen und benenn.</text:p>
      <text:p text:style-name="P236"/>
      <text:p text:style-name="P237"><text:s/>• Förderung sozialer Kompetenzen.</text:p>
      <text:p text:style-name="P238"/>
      <text:p text:style-name="P239">Die Kinder werden ermuntert, mit anderen Kinder als Gruppe zu spielen. Sie werden füreinander da sein. Durch Morgenkreis wird das Gruppen gefühl stärker. Sie lernen zusammen und voreinander. Die jüngeren Kindern lernen von den älteren. Die Kinder lernen durch Vorbilder. <text:s/></text:p>
      <text:p text:style-name="P240"/>
      <text:p text:style-name="P241">• Stärkung des Verantwortungsbewusstseins.</text:p>
      <text:p text:style-name="P242"/>
      <text:p text:style-name="P243">Die Kinder lernen, in den Projekt, die Verantwortung zu übernehmen. Nun die Gruppe lernt, dass die Tiere auch essen und wenn man ein Tier hat, muss man sich um das Tier kümmern. Wir besuchen auch Kindergarten „Mäusezauber-Natur“ in Heidelberg. Die Kinder werden von Ort die Tiere sehen. Um jedes Tier, das mit Menschen lebt muss man sich kümmern, Dazu gehört auch liebevolle Pflege von den Tieren und Tierarzt besuche.</text:p>
      <text:p text:style-name="P244">Jedes mal wenn die Kinder Morgenkreis machen, lernen sie etwas neues über Tiere.</text:p>
      <text:p text:style-name="P245">Sie lernen, dass man sich um die Tiere kümmern muss. Man muss mal zum Tierarzt und wenn man auch zu Hause oder in der Scheune Tiere hat muss man aufräumen. Sie sind nützlich und sie geben uns auch die Lebensmittel oder sie kümmern sich um den Hof. Auch Wildtiere brauchen unsere Unterstürzung. Wir haben auch Vogelhäuschen und Wildfutterstelle besucht.</text:p>
      <text:p text:style-name="P246"/>
      <text:p text:style-name="P247">Förderung der Resilienz</text:p>
      <text:p text:style-name="P248"/>
      <text:p text:style-name="P249">Spiel als Resillienzfaktor.</text:p>
      <text:p text:style-name="P250"/>
      <text:p text:style-name="P251"/>
      <text:p text:style-name="P252">R. Zimmer s 179</text:p>
      <text:p text:style-name="P253"/>
      <text:p text:style-name="P254">Grundzüge situationsorientierten Arbeits- auch für Bewegungserziehung:</text:p>
      <text:p text:style-name="P255"/>
      <text:p text:style-name="P256">Bewegung ist ein Ausdrucks und Erfahrungsmedium des Kindes. Das Kind wird durch Bewegung neues erfahren.</text:p>
      <text:p text:style-name="P257"/>
      <text:p text:style-name="P258">Die Kinder sollen mehr Bewegungsmöglichkeiten durch den Tag haben, nicht nur festgelegte, pädagogisch anleitete Stunden, sondern vielfältige Bewegungsmöglichkeiten.</text:p>
      <text:p text:style-name="P259">Sie sollen nicht nur sich bewegen aber auch andere Mittel zum Bewegung nutzen. <text:s/></text:p>
      <text:p text:style-name="P260"/>
      <text:p text:style-name="P261">Wir haben draußen Kindgerechte Fußbelle nicht aus Leder auch Bobby-Cars für kleine Kinder .</text:p>
      <text:p text:style-name="P262"/>
      <text:p text:style-name="P263">Die Räume sollen für Bewegung genutzt werden. Wir nützen auch die Freiräume, die nah liegen. Wir sind oft draußen. Wir gehen auf die Spielplätze und nutzen die Wanderwege.</text:p>
      <text:p text:style-name="P264"/>
      <text:p text:style-name="P265">Aus <text:s/>situative Anlässe wird zum Impuls für ein Bewegungsspiel.</text:p>
      <text:p text:style-name="P266"/>
      <text:p text:style-name="P267">Lernen durch Spiel und Spielideen des Kindes fördert die Resilienz.</text:p>
      <text:p text:style-name="P268">##</text:p>
      <text:p text:style-name="P269"/>
      <text:p text:style-name="P270">Kinder haben manchmal Angst und sind unsicher bei Bewegungssituationen</text:p>
      <text:list text:style-name="LFO6" text:continue-numbering="true">
        <text:list-item>
          <text:p text:style-name="P271">wenn sie nicht wissen was sie erwartet</text:p>
        </text:list-item>
        <text:list-item>
          <text:p text:style-name="P272">Schmerzhafte Erlebnisse haben oder sich Verletzt haben</text:p>
        </text:list-item>
        <text:list-item>
          <text:p text:style-name="P273">Schwierigkeiten bei Bewältigung von neuen Sachen haben</text:p>
        </text:list-item>
      </text:list>
      <text:p text:style-name="P274">Aus diese Angst verweigern die Kinder die Teilname, nicht immer unmittelbar.</text:p>
      <text:p text:style-name="P275">Sie wirken angespannt, wenn sie sich beteiligen.</text:p>
      <text:p text:style-name="P276">Sie stören und ärgeren andere, täuschen Verletzungen vor.</text:p>
      <text:p text:style-name="P277"><text:s/></text:p>
      <text:p text:style-name="P278">Pädagogische Fachkraft kann Freunde an Tun vermitteln.</text:p>
      <text:p text:style-name="P279">Den Kind zeigen, die Aufgabenschritte, dass es sie versteht.</text:p>
      <text:p text:style-name="P280">Das Kind ermutigen und ihm Hilfe anbieten, wenn es Hilfe benötigt.</text:p>
      <text:p text:style-name="P281">Den Kind vermitteln, dass es immer alternativen hat.</text:p>
      <text:p text:style-name="P282">Die Hilfsbreitschaft und -rücksichtnahme den Kindern anbieten.</text:p>
      <text:p text:style-name="P283">Wenn das Kind nicht mitmachen will, das zu akzeptieren.</text:p>
      <text:p text:style-name="P284"/>
      <text:p text:style-name="P285">1111111111111111111111111111111111111111111111111111111</text:p>
      <text:p text:style-name="P286"/>
      <text:list text:style-name="LFO7" text:continue-numbering="true">
        <text:list-item>
          <text:p text:style-name="P287"><text:span text:style-name="T288">Thema und Titel des Projekts</text:span></text:p>
        </text:list-item>
      </text:list>
      <text:p text:style-name="P289"/>
      <text:p text:style-name="P290">Wie in Abschnitt (1) geschrieben habe, hat sich abgezeichnet, dass dieses Projekt von Tieren im Bauernhof handeln wird. Die Tiere sind bei den Kindern auch sehr beliebt ist.</text:p>
      <text:p text:style-name="P291"/>
      <text:list text:style-name="LFO7" text:continue-numbering="true">
        <text:list-item>
          <text:p text:style-name="P292"><text:s/>Darstellung der Grobplanupplanung</text:p>
        </text:list-item>
      </text:list>
      <text:p text:style-name="P293"/>
      <text:p text:style-name="P294">Nun komme ich zu der Beschreibung der einzelnen Projektschritte. Insgesamt wurden zum jetzigen Zeitpunkt fünf (1 – 8) der insgesamt elf Projektschritte durchgeführt. Außer den erwähnten Projektschritten habe ich auch Arbeitsblätter zum Thema „Tiere“ erstellt, die ich den Kindern an verschiedenen Tagen ausgeteilt habe.</text:p>
      <text:p text:style-name="P295"/>
      <text:p text:style-name="P296"/>
      <text:p text:style-name="P297"/>
      <text:p text:style-name="P298"/>
      <text:p text:style-name="P299"/>
      <text:list text:style-name="LFO8" text:continue-numbering="true">
        <text:list-item>
          <text:p text:style-name="P300">Aktuelle Situation vor dem Besuch</text:p>
        </text:list-item>
      </text:list>
      <text:p text:style-name="P301"/>
      <text:p text:style-name="P302">Kurz vor dem benoteten Besuch sind die Projektschritte 1 – 7 bereits durchgeführt worden, und die Vorbereitung zum Projektschritt 8 – der während des benoteten Besuchs durchgeführt wird - laufen bereits. Die Kinder sind schon mit dem Projekt vertraut, haben es mit Freude aufgenommen und sind neugierig, was als Nächstes kommt. Die Kinder erzählen den Eltern gerne von dem Projekt und sind stolz darauf, am Projekt mitwirken zu können. Die vorangegangen Projektschritte waren von künstlerischer Gestaltung geprägt, während Projektschritt 8 mit seinem Fokus auf Bewegung vom bisherigen Schema abweichen wird. Im Vorfeld gebe ich den Eltern einen Brief, in dem ich sie darüber informiere, dass der Lehrerbesuch stattfindet, da es mir wichtig ist, dass die von mir ausgewählten Kinder nicht zu spät kommen. Dazwischen war ich zwei Wochen krank.</text:p>
      <text:p text:style-name="P303"/>
      <text:p text:style-name="P304"/>
      <text:p text:style-name="P305">6. Didaktischer Teil</text:p>
      <text:p text:style-name="P306">6.1 Vorstellung des aktuellen Projektschrittes</text:p>
      <text:p text:style-name="P307"/>
      <text:p text:style-name="P308">Projektschritt 8, der während des Lehrerbesuchs durchgeführt wird, ist detailliert in der<text:s/><text:soft-page-break/>Verkaufsplanung in Abschnitt 7 beschrieben. Er besteht aus mehreren Teilschritten.</text:p>
      <text:p text:style-name="P309">Der Projektschritt findet in der Turnhalle statt. Die Kinder versammeln sich im Kreis und setzen sich auf die ausgelegten Teppiche. Wir singen unser Rituallied. Ich bediene während des Projektschrittes eines Maskottchens, einer Plüschmaus, die ich <text:s/>„Zaubermaus“ nenne. Diese kennen die Kinder bereits aus früheren Angeboten. Mit verstellter Stimme lasse ich diese zu den Kindern sprechen und lasse die Kinder antworten. Die Zaubermaus besitzt in diesem Spiel die Fähigkeit, mit dem Zauberspruch „Abra Kadabra“ Dinge „herbeizuzaubern“, die ich für die Kinder vorbereitet habe. Zu Beginn lasse ich die Kinder die Zaubermaus rufen. In einem Koffer, auf den ich die Kinder neugierig mache, befinden sich Gegenstände zum Thema Ente. Darunter ist ein Kamishibai-Erzähltheater. Dies beinhaltet das Bild einer Ente, die wir damit benennen und <text:s/>beschreiben. Unter anderem werden die Kinder lernen, dass eine Ente Eier legt. Ich werde die Kinder fragen, ob sie auch ihre Körperteile nennen und zeigen können. Die Kinder werden feststellen, dass sie keine Flügel und auch keine Federn wie eine Ente haben. Aus der Tüte der Zaubermaus hole ich die gefärbten bunten Federn hervor.</text:p>
      <text:p text:style-name="P310">Um das Thema abzurunden, singen wir zusammen zwei Kinderlieder, „Der alte Bauer hat nen Hof“, das ist die deutsche Version von „Old McDonald“, und den Ententanz. Zu letzterem Lied machen wir Entenbewegungen nach, wie das Watscheln mit den Füßen oder Flügelschlagen mit angewinkelten Armen.<text:s/></text:p>
      <text:p text:style-name="P311"/>
      <text:p text:style-name="P312">Wir gehen zusammen zur Bewegungslandschaft, die aus drei Stationen besteht. An der ersten Station befinden sich Hula-Hoop-Reifen. Dort angekommen, setzt sich jedes Kind in einen Hula-Hoop-Reifen und bedeckt sich mit einem transparenten Stofftuch. Durch das Abstreifen des Tuchs spielen die Kinder ein schlüpfendes Entenküken nach. Dann bewegen wir uns zur zweiten Station. Dort befindet sich eine Sitzbank und eine dicke, blaue Turnmatte. Die Turnmatte stellt einen Fluss dar. Das Spiel besteht nun darin, diesen „Fluss“ zu überqueren. Die Kinder können auswählen, wie sie das erreichen. Entweder, sie springen auf die Turnmatte, somit ins „Wasser“ hinein und „schwimmen“ ans andere Ufer, <text:s/>oder sie balancieren über die Sitzbank ans andere Ende, die ihnen somit als Brücke dient. An der dritten Station ist ein Tunnel, der aus zwei gekrümmten Matten besteht sowie zwei Seile an der Seite. Über die Seile können die Kinder balancieren. Sie ahmen somit das Watscheln einer Ente nach. Unter den Tunnel können sie hindurchkriechen, so wie eine Ente unter einer Brücke hindurchschwimmt.</text:p>
      <text:p text:style-name="P313">Haben wir die letzte Station abgeschlossen, wiederholen wir die Stationen drei und zwei von hinten bis nach vorne erneut, um zu unserem Sitzkreis zu gelangen. Dort singen wir unser Abschlusslied. Zum Schluss sage ich den Kindern, ob sie mir bei aufräumen helfen. Dann bedanke ich mich bei Kinder und zum Dank gebe ich ihnen die Quietscheentchen.</text:p>
      <text:p text:style-name="P314"/>
      <text:p text:style-name="P315"/>
      <text:p text:style-name="P316">Der aktuelle Projektschritt zeichnet sich für die Kinder durch einen hohen Einsatz an sportlicher Betätigung aus. Diesen habe ich so gestaltet, weil körperliche Bewegung ein wichtiger Bestandteil der kindlichen Entwicklung ist. Auf die Bedeutung der Bewegungserziehung will ich in diesem Punkt näher eingehen. Sich zu bewegen ist nicht nur ein Bedürfnis der Kinder, sondern ein allgemein menschliches Bedürfnis. Der Bewegungsdrang wird bei Kindern überwiegend im Spiel ausgelebt. Die Art und Weise, wie dieser Bewegungsdrang ausgelebt wird, hat sich für die Kinder in den letzten Jahrzehnten verändert. Wurde in früheren Zeiten spontan draußen gespielt, so wurde diese Art des kindlichen Spiels durch gesellschaftliche Rahmenbedingungen, z.B. auch durch einen intensiveren Straßenverkehr, zurückgedrängt. An ihre Stelle trat die vermehrte Mitgliedschaft in Sportvereinen. Die Spontanität und die Kreativität, das Spiel außer Haus zu gestalten, ist dabei jedoch eingeschränkt. Je nach Ort und Lage fehlen auch Spielplätze, die zum Spielen genutzt werden können. Auch verleiten die modernen Medien und ein<text:s/><text:soft-page-break/>breites Angebot an Spielsachen die Kinder dazu, sich öfter und länger im Kinderzimmer aufzuhalten und sich folglich weniger zu bewegen. Sich zu wenig zu bewegen ist jedoch vor allem für Kinder ungesund. So kann dies zu Übergewicht führen und das Risiko für Diabetes sowie für Herzkreislauferkrankungen im Erwachsenenalter erhöhen. Die ersten Bewegungen im Leben eines Menschen, wie der Saug- oder der Greifreflex, sind instinktiv2 . Zielgerichtete Bewegungen hingegen, die grob und feinmotorischen Fähigkeiten, müssen erst erlernt werden. Dieser Lernprozess beginnt in den ersten Lebensmonaten und ist nach den ersten Lebensjahren größtenteils abgeschlossen. Dabei werden zuerst einfache, dann immer komplexere Bewegungen spielerisch erlernt. Die Fähigkeit, Bewegungen zielgerichtet einzusetzen, nennt man Bewegungsintelligenz.</text:p>
      <text:p text:style-name="P317"/>
      <text:p text:style-name="P318">Da komplexe Bewegungen die Koordination aller Muskeln und Sinne erfordern, lässt sich die Entwicklung kognitiver Fähigkeiten nicht von der Entwicklung der 2</text:p>
      <text:p text:style-name="P319">Zimmer, Renate (2020): Handbuch Bewegungserziehung (Überarbeitete Neuausgabe) Freiburg im Breisgau, Verlag: Herder. 14</text:p>
      <text:p text:style-name="P320"/>
      <text:p text:style-name="P321">Bewegungsintelligenz trennen. So wirkt sich die Fähigkeit, rückwärts laufen zu können, positiv auf das spätere mathematische Verständnis aus3 . Während sich Kinder bewegen, beschäftigen sie sich mit sich selbst, aber auch mit anderen Kindern und mit Materialien2</text:p>
      <text:p text:style-name="P322">Die renommierte Erziehungswissenschaftlerin Renate Zimmer schreibt dazu2 : „Der Aufbau des ‚Selbst‘ ist beim Kind wesentlich geprägt von den Körpererfahrungen, die es in den ersten Lebensjahren macht. Sie können damit auch als Grundlage der kindlichen Identitätsentwicklung angesehen werden.“ Die Kinder nehmen in der Bewegung ihren Körper wahr. Sie erleben Anstrengung und Entspannung. Durch das Setzen von Zielen, die sie erreichen wollen, entwickeln sie Motivation. Durch Bewegung verbessern die Kinder nicht nur ihre motorischen Fähigkeiten, sondern auch ihren Orientierungssinn. Auf spielerische Weise entdecken sie die Richtungen Rechts und Links, sowie die Bewegungsrichtungen. Im aktuellen Projektschritt fördere ich die Entwicklung der Bewegungsintelligenz in den bereits erwähnten Teilschritten: In der Nachahmung von Tieren, durch Tanz, sowie auch an Turngeräten. Die Bewegungen erfolgen hierbei alle ihm Rahmen von Spielen, die den Kindern Freude bereiten und denen das beliebte Thema „Tiere“ zugrunde liegt.</text:p>
      <text:p text:style-name="P323"><text:s/></text:p>
      <text:p text:style-name="P324">6.2 Entwicklungs- und Kompetenzbereiche Der Projektschritt orientiert sich an den Bildungs- und Entwicklungsfeldern „Körper“ und „Denken“ unseres Orientierungsplanes1 , die ich im Folgenden aufliste: Bildungs- und Entwicklungsfeld:</text:p>
      <text:p text:style-name="P325"/>
      <text:p text:style-name="P326">Körper. Durch die Bewegung entdeckt das Kind seine Welt. Es erprobt sich aktiv und seine Fähigkeiten. Mit allen Sinnen formt das Kind seine Umwelt. Die Bewegung fördert Gleichgewichtsinn und die kognitive und seelische Entwicklung.</text:p>
      <text:p text:style-name="P327"/>
      <text:p text:style-name="P328">Ziele: Kinder</text:p>
      <text:p text:style-name="P329"><text:s/>• erwerben grundlegende Bewegungsformen und erweitern ihren Handlungs- und Erfahrungsraum,</text:p>
      <text:p text:style-name="P330">• erwerben Wissen über ihren Körper, • entwickeln ein Gespür für die eigenen körperlichen Fähigkeiten und Grenzen sowie die der anderen und lernen, diese anzunehmen,</text:p>
      <text:p text:style-name="P331"><text:s/>• entfalten ein positives Körper- und Selbstkonzept als Grundlage für die gesamte Entwicklung,</text:p>
      <text:p text:style-name="P332"/>
      <text:p text:style-name="P333">3 Gründler, Elisabeth (2008): Rohstoff Intelligenz. (1. Aufl.) Mannheim, Cornelsen Verlag, Scriptor GmbH &amp; Co. KG. 15</text:p>
      <text:p text:style-name="P334"/>
      <text:p text:style-name="P335"/>
      <text:p text:style-name="P336"/>
      <text:p text:style-name="P337">• bauen ihre konditionellen und koordinativen Fertigkeiten und Fähigkeiten aus,</text:p>
      <text:p text:style-name="P338">• erweitern und verfeinern ihre grobmotorischen Fertigkeiten und Fähigkeiten,</text:p>
      <text:p text:style-name="P339"><text:s/>• differenzieren ihre fein- und grobmotorischen Fertigkeiten und Fähigkeiten und erweitern sie,</text:p>
      <text:p text:style-name="P340">• finden auch unter erschwerten Bedingungen eigene Wege in der motorischen Entwicklung und lernen Hilfestellungen und andere kompensatorische Mittel zu nutzen, erfahren ihren Körper als Darstellungs- und Ausdrucksmittel.</text:p>
      <text:p text:style-name="P341"/>
      <text:p text:style-name="P342">Bildungs- und Entwicklungsfeld: Denken.</text:p>
      <text:p text:style-name="P343">Die Strukturierung von sinnlichen Wahrnehmungen und Handlungen heißt Denken. Die Kinder sind von Anfang an auf Beziehungen angewiesen. Das Kind braucht von seinen Bezugspersonen emotionale, nonverbale und verbale Anregungen. Die Reaktionen auf sein Handeln durch positive Impulse, Anwendungen, aktives Zuhören werden gefördert.</text:p>
      <text:p text:style-name="P344"/>
      <text:p text:style-name="P345"><text:s/>Ziele: Kinder</text:p>
      <text:p text:style-name="P346">• staunen über Alltags- und Naturphänomene und werden sprachlich begleitet und bestärkt,</text:p>
      <text:p text:style-name="P347">• haben Freude daran, zusammen mit anderen über Sachen nachzudenken,</text:p>
      <text:p text:style-name="P348">• beobachten ihre Umgebung genau, stellen Vermutungen auf und überprüfen diese mit verschiedenen Strategien,</text:p>
      <text:p text:style-name="P349"><text:s/>• systematisieren und dokumentieren ihre Beobachtungen,</text:p>
      <text:p text:style-name="P350"><text:s/>• erkennen Muster, Regeln, Symbole und Zusammenhänge, um die Welt zu erfassen,</text:p>
      <text:p text:style-name="P351">• erstellen Pläne (z. B. Tagesplan, Plan eines Festes, Bauplan), • stellen sich und ihrer Umwelt Fragen, auch philosophischer und religiöser Natur, und suchen nach Antworten,</text:p>
      <text:p text:style-name="P352">• experimentieren und verfolgen eigene Ideen im sprachlichen, künstlerischen und sozialen Bereich,</text:p>
      <text:p text:style-name="P353">• konstruieren und entwickeln eigene technische Ideen,</text:p>
      <text:p text:style-name="P354">• reflektieren Regelmäßigkeiten und Zusammenhänge. Das Spielen eines gemeinsamen Spiel fördert die Vorstellungskraft der Kinder und regt zur kreativen Teilnahme an. Das gemeinsame Singen stärkt das Gruppengefühl und trägt zur musikalischen Erziehung bei. Der Inhalt des gesungenen Liedes behandelt zudem die Bewegungsgrundformen Gehen, <text:s/>Springen, und Tanzen, die simultan zum gesungenen Liedtext ausgeführt werden. Im Tanz üben die Kinder ihre Grobmotorik wie auch ihre Reaktionsfähigkeit. Im letzten Teilschritt erfahren die Kinder verschiedene Untergrundarten - es ist etwas anderes, auf eine weiche Turnmatte zu springen als auf einer harten Holzbank oder auf dem Boden zu gehen. Sie passen ihre Bewegungen den Turngeräten an, so müssen sie sich vorsichtiger bewegen, damit sie beispielsweise nicht abrutschen. Sie üben sich im Balancieren. Die Kinder machen Raumerfahrungen, indem sie ihre Bewegung der Länge, Breite und Höhe der Geräte anpassen. Die Kinder lernen dadurch, sich abzusprechen. Das steigert ihre sozialen Kompetenzen und kommunikativen Fähigkeiten. Die Kinder werden dazu angehalten, auch auf schwächere Kinder Rücksicht zu nehmen. Ich habe somit für diesen Projektschritt folgende konkrete Lernziele formuliert:</text:p>
      <text:p text:style-name="P355"/>
      <text:p text:style-name="P356">LZ. 1 Die Kindern können Grundformen der Bewegung: Gehen, Stehen, Tanzen, Krabbeln, Kriechen, Springen, Balancieren.Bewegungsgrundformen sind die Bewegungen, die durch die Ortsveränderung beschrieben werden,</text:p>
      <text:p text:style-name="P357">LZ. 2 Die Kinder können ihre Körperteile zeigen.</text:p>
      <text:p text:style-name="P358">LZ. 3 Die Kinder können Tiergeräusche und Bewegungen nachahmen.</text:p>
      <text:p text:style-name="P359"/>
      <text:p text:style-name="P360"><text:s/>7. Methodischer Teil</text:p>
      <text:p text:style-name="P361"/>
      <text:p text:style-name="P362">7.1 Methodische Vorüberlegungen Die Kinder aus meiner Projektgruppe interessieren sich für die Tiere aus den Bauernhof. Deswegen habe ich dieses Interesse in den Projektschritt einfließen lassen. Der Projektschritt bedarf natürlich einer Vorbereitung. Unter anderem muss ich den Raum vorher vorbereiten. Ich muss die Heizung abdrehen und den Raum lüften. Ich muss auch alles, was im Weg steht, wegstellen und zudecken. Die Vorbereitung des Raums sorgt zudem für einen Überraschungseffekt. Wir haben jeden Dienstag den Raum zur Verfügung. Für die ersten Teilschritte braucht man nur Teppiche, die ich in der Raummitte kreisförmig anordne. Die Bewegungslandschaft ist aufwendiger. Dazu muss ich drei Stationen aufbauen. Der Projektschritt beginnt um neun Uhr. Bis dahin sind die Kinder angekommen und haben bereits gefrühstückt. Voraussichtlich dauert er fünf und vierzig Minute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Folgende didaktische Prinzipien 2 lasse ich in den Projektschritt mit einfließen:</text:p>
      <text:p text:style-name="P431"/>
      <text:p text:style-name="P432"/>
      <text:list text:style-name="LFO9" text:continue-numbering="true">
        <text:list-item>
          <text:p text:style-name="P433">Kindgemäßheit</text:p>
        </text:list-item>
      </text:list>
      <text:p text:style-name="P434"/>
      <text:p text:style-name="P435">Mein Projektschritt wird an den Entwicklungsstand des Kindes angepasst. Berücksichtigt werden die Bedürfnisse, Interessen und Besonderheiten des Kindes. Die Kinder sind alle unterschiedlich und das Angebot soll die Kinder zum Handeln herausfordern und nicht überfordern. Die Kinder sollen Freude an der Bewegung und am Spiel haben. Durch eine fröhliche und lustvolle Atmosphäre geschafft mit Plüschtier Zaubermaus die <text:s/>zaubern kann und Musik werden die Kindern mehr Vertrauen in sich selbst gewinnen. Alle Kinder mögen die Zaubermaus und sie wird uns begleiten.</text:p>
      <text:p text:style-name="P436"/>
      <text:p text:style-name="P437">2.Offenheit</text:p>
      <text:p text:style-name="P438"/>
      <text:p text:style-name="P439">Mein Projektschritt wird flexibel sein. Trotz meiner Planung und der Raumvorbereitung werde ich die Kinder bei spontanen Ideen unterstützen. Ich berücksichtige die situativen Interessen der Kinder, so können die Kinder als Entchen den Fluss überqueren oder sie können über die Brücke gehen oder die Kletterseil benutzen. Die Planung bei Parkohr bleibt offen, sodass die Kinder ihre eigenen Spielideen entwickeln können.</text:p>
      <text:p text:style-name="P440"/>
      <text:p text:style-name="P441">3. Aktivität</text:p>
      <text:p text:style-name="P442"/>
      <text:p text:style-name="P443">Der Begriff der Aktivität bezieht sich hier auf die Selbständigkeit des Kindes: Kinder wollen die Welt selbst verstehen und entdecken. Im Spiel wird die Aktivität des Kindes durch<text:s/><text:soft-page-break/>Probieren, Zerstören, Zusammensetzen, durch Sinne, Bewegung und Übung gefördert. Durch die Bewegungslandschaft werden die Kinder gefordert. Durch das eigene Auswählen von Materialien verschiedener Formen und Größen üben sich die Kinder in spontanen Ideen. So können sie entscheiden wie sie sich über den Landschaft <text:s/>bewegen.</text:p>
      <text:p text:style-name="P444"/>
      <text:p text:style-name="P445">4. Freiwilligkeit</text:p>
      <text:p text:style-name="P446"><text:s/></text:p>
      <text:p text:style-name="P447">Die Kinder dürfen bei mir auch passiv sein. Wenn sie z.B. nicht Tanzen wollen, ist es für mich in Ordnung. Auch wenn ein Kind sich nicht traut in Parkpour mit zu machen, so respektier</text:p>
      <text:p text:style-name="P448">e ich das. In diesem Fall wird das Kind beobachtet was die andere Kinder machen.</text:p>
      <text:p text:style-name="P449"/>
      <text:p text:style-name="P450">5. Ergebnisorientierung und Sinnhaftigkeit</text:p>
      <text:p text:style-name="P451"><text:s/></text:p>
      <text:p text:style-name="P452">Mein Projektschritt basiert thematisch auf der Tierwelt. Die kindliche Fantasieentwicklung wird unterstützt. Durch Symbol- und Rollenspiele werden die Kinder angeregt, teilzunehmen. Die Zaubermaus begleitet uns von Anfang an. Sie spricht, begrüßt und zaubert für die Kinder. Sie werden aktiv in die Spielhandlungen mit eingebunden. Im Darstellungsspiel wird die Ente genant. Die Kinder können sich mit den Tieren identifizieren, indem sie die Kronen aufsetzen und das Tier imitieren: Bewegungen und Geräusche. Sie können auch die verschiedenen Turngeräte anders benennen: die Turnmatte wird zum Teich. Die Matratzen werden zum Tunnel. Der Fantasie der Kinder sind keine Grenzen gesetzt.</text:p>
      <text:p text:style-name="P453"><text:s/></text:p>
      <text:p text:style-name="P454">6. Entscheidungsmöglichkeit</text:p>
      <text:p text:style-name="P455"/>
      <text:p text:style-name="P456"><text:s/>Diese ist der wichtigste Teil der Partizipation. So motiviere ich die Kinder, das Spielgeschehen ausüben. Die Kinder können entscheiden wie sie durch Parcours sich bewegen. Die Entscheidungsmöglichkeit ist mir sehr wichtig, allerdings kann es somit auch zu Entscheidungen kommen, die von anderen Kindern nicht positiv aufgenommen werden. In dem Fall werde ich den Kindern sagen, dass niemand aufgrund seiner Entscheidung ausgelacht werden darf.</text:p>
      <text:p text:style-name="P457"><text:s/></text:p>
      <text:p text:style-name="P458">7. Selbsttätigkeit</text:p>
      <text:p text:style-name="P459"/>
      <text:p text:style-name="P460">Kindern alles vorwegzunehmen und ihnen keine Möglichkeit zur Partizipation zu geben, kann zu Passivität führen. Darum ermuntere ich die Kinder</text:p>
      <text:p text:style-name="P461">aktiv, zur Mitgestaltung des Projektschrittes beizutragen. Auch die Bewegungsland die ich für Kinder vorbereitet habe soll sie zum Aktivität einladen, <text:s/></text:p>
      <text:p text:style-name="P462"/>
      <text:p text:style-name="P463"><text:tab/></text:p>
      <text:p text:style-name="P464"><text:span text:style-name="T465">8. Übung</text:span></text:p>
      <text:p text:style-name="P466"/>
      <text:p text:style-name="P467">Lernen ist üben. Durch Wiederholung von geistiger und körperlichen Fähigkeiten lernen die Kinder schnell. Die Zaubermaus kommt jedes Mal und bespricht alle Tiere. Wiederholung von etwas Bekannten als etwas Neues anzufangen. Die Kinder kennen das Begrüßungslied und sie lieben es zu singen. Die Kinder kennen auch Zaubermaus und freuen ich jedes Mal wenn die Maus etwas zaubert.</text:p>
      <text:p text:style-name="P468">Durch das Wiederholen eines Vorgangs erwerben die Kindern mehr Sicherheit und sie beherrschen Handlungsaufgabe. Durch Kindliche Neugier ist das Kind bereit die Sachen auszuprobieren und sie neu Erleben.</text:p>
      <text:p text:style-name="P469"/>
      <text:p text:style-name="P470"><text:tab/></text:p>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list text:style-name="LFO10" text:continue-numbering="true">
        <text:list-item>
          <text:p text:style-name="P484">Literaturangabe</text:p>
        </text:list-item>
      </text:list>
      <text:p text:style-name="P485"/>
      <text:p text:style-name="P486"/>
      <text:p text:style-name="P487"/>
      <text:p text:style-name="P488"/>
      <text:p text:style-name="P489">1. Ministerium für Kultus, Jugend und Sport Baden Württemberg (2015) Orientierungsplan für Bildung und Erziehung in baden-württembergischen Kindergärten und weiteren Kindertageseinrichtungen. (2. Aufl.) Freiburg im Breisgau, Verlag: Herder.</text:p>
      <text:p text:style-name="P490"/>
      <text:list text:style-name="LFO9" text:continue-numbering="true">
        <text:list-item>
          <text:p text:style-name="P491">Zimmer, Renate (2020): Handbuch Bewegungserziehung (Überarbeitete Neuausgabe). Freiburg im Breisgau, Verlag: Herder. 3. Gründler, Elisabeth (2008): Rohstoff Intelligenz. (1. Aufl.) Mannheim, Cornelsen Verlag, Scriptor GmbH &amp; Co. KG.</text:p>
        </text:list-item>
      </text:list>
      <text:p text:style-name="P492"/>
      <text:p text:style-name="P493"><text:span text:style-name="T494">Test für G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ans-serif" svg:font-family="Arial,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margin-top="0.0694in" fo:margin-bottom="0.0194in"/>
      <style:text-properties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Text" style:display-name="Footnote Text" style:family="paragraph" style:parent-style-name="Standard">
      <style:text-properties fo:font-size="10pt" style:font-size-asian="10pt" style:font-size-complex="10pt" style:language-asian="de" style:country-asian="DE"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BulletSymbols" style:display-name="Bullet Symbols" style:family="text">
      <style:text-properties style:font-name="OpenSymbol" style:font-name-asian="OpenSymbol" style:font-name-complex="OpenSymbol"/>
    </style:style>
    <text:list-style style:name="WWNum2" style:display-name="WWNum2">
      <text:list-level-style-number text:level="1" style:num-suffix="." style:num-format="1">
        <style:list-level-properties text:space-before="2.825in" text:min-label-width="0.25in" text:list-level-position-and-space-mode="label-alignment">
          <style:list-level-label-alignment text:label-followed-by="listtab" fo:margin-left="3.075in" fo:text-indent="-0.25in"/>
        </style:list-level-properties>
      </text:list-level-style-number>
      <text:list-level-style-number text:level="2" style:num-format="1" text:display-levels="2">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3" style:num-format="1" text:display-levels="3">
        <style:list-level-properties text:space-before="3.325in" text:min-label-width="0.5in" text:list-level-position-and-space-mode="label-alignment">
          <style:list-level-label-alignment text:label-followed-by="listtab" fo:margin-left="3.825in" fo:text-indent="-0.5in"/>
        </style:list-level-properties>
      </text:list-level-style-number>
      <text:list-level-style-number text:level="4" style:num-format="1" text:display-levels="4">
        <style:list-level-properties text:space-before="3.575in" text:min-label-width="0.5in" text:list-level-position-and-space-mode="label-alignment">
          <style:list-level-label-alignment text:label-followed-by="listtab" fo:margin-left="4.075in" fo:text-indent="-0.5in"/>
        </style:list-level-properties>
      </text:list-level-style-number>
      <text:list-level-style-number text:level="5" style:num-format="1" text:display-levels="5">
        <style:list-level-properties text:space-before="3.825in" text:min-label-width="0.75in" text:list-level-position-and-space-mode="label-alignment">
          <style:list-level-label-alignment text:label-followed-by="listtab" fo:margin-left="4.575in" fo:text-indent="-0.75in"/>
        </style:list-level-properties>
      </text:list-level-style-number>
      <text:list-level-style-number text:level="6" style:num-format="1" text:display-levels="6">
        <style:list-level-properties text:space-before="4.075in" text:min-label-width="0.75in" text:list-level-position-and-space-mode="label-alignment">
          <style:list-level-label-alignment text:label-followed-by="listtab" fo:margin-left="4.825in" fo:text-indent="-0.75in"/>
        </style:list-level-properties>
      </text:list-level-style-number>
      <text:list-level-style-number text:level="7" style:num-format="1" text:display-levels="7">
        <style:list-level-properties text:space-before="4.325in" text:min-label-width="1in" text:list-level-position-and-space-mode="label-alignment">
          <style:list-level-label-alignment text:label-followed-by="listtab" fo:margin-left="5.325in" fo:text-indent="-1in"/>
        </style:list-level-properties>
      </text:list-level-style-number>
      <text:list-level-style-number text:level="8" style:num-format="1" text:display-levels="8">
        <style:list-level-properties text:space-before="4.575in" text:min-label-width="1in" text:list-level-position-and-space-mode="label-alignment">
          <style:list-level-label-alignment text:label-followed-by="listtab" fo:margin-left="5.575in" fo:text-indent="-1in"/>
        </style:list-level-properties>
      </text:list-level-style-number>
      <text:list-level-style-number text:level="9" style:num-format="1" text:display-levels="9">
        <style:list-level-properties text:space-before="4.825in" text:min-label-width="1in" text:list-level-position-and-space-mode="label-alignment">
          <style:list-level-label-alignment text:label-followed-by="listtab" fo:margin-left="5.825in" fo:text-indent="-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1.825in" text:min-label-width="0.25in" text:list-level-position-and-space-mode="label-alignment">
          <style:list-level-label-alignment text:label-followed-by="listtab" fo:margin-left="2.075in" fo:text-indent="-0.25in"/>
        </style:list-level-properties>
        <style:text-properties style:font-name="Symbol"/>
      </text:list-level-style-bullet>
      <text:list-level-style-bullet text:level="2" text:style-name="WW_CharLFO2LVL2" text:bullet-char="o">
        <style:list-level-properties text:space-before="2.325in" text:min-label-width="0.25in" text:list-level-position-and-space-mode="label-alignment">
          <style:list-level-label-alignment text:label-followed-by="listtab" fo:margin-left="2.575in" fo:text-indent="-0.25in"/>
        </style:list-level-properties>
        <style:text-properties style:font-name="Courier New"/>
      </text:list-level-style-bullet>
      <text:list-level-style-bullet text:level="3" text:style-name="WW_CharLFO2LVL3" text:bullet-char="">
        <style:list-level-properties text:space-before="2.825in" text:min-label-width="0.25in" text:list-level-position-and-space-mode="label-alignment">
          <style:list-level-label-alignment text:label-followed-by="listtab" fo:margin-left="3.075in" fo:text-indent="-0.25in"/>
        </style:list-level-properties>
        <style:text-properties style:font-name="Wingdings"/>
      </text:list-level-style-bullet>
      <text:list-level-style-bullet text:level="4" text:style-name="WW_CharLFO2LVL4" text:bullet-char="">
        <style:list-level-properties text:space-before="3.325in" text:min-label-width="0.25in" text:list-level-position-and-space-mode="label-alignment">
          <style:list-level-label-alignment text:label-followed-by="listtab" fo:margin-left="3.575in" fo:text-indent="-0.25in"/>
        </style:list-level-properties>
        <style:text-properties style:font-name="Symbol"/>
      </text:list-level-style-bullet>
      <text:list-level-style-bullet text:level="5" text:style-name="WW_CharLFO2LVL5" text:bullet-char="o">
        <style:list-level-properties text:space-before="3.825in" text:min-label-width="0.25in" text:list-level-position-and-space-mode="label-alignment">
          <style:list-level-label-alignment text:label-followed-by="listtab" fo:margin-left="4.075in" fo:text-indent="-0.25in"/>
        </style:list-level-properties>
        <style:text-properties style:font-name="Courier New"/>
      </text:list-level-style-bullet>
      <text:list-level-style-bullet text:level="6" text:style-name="WW_CharLFO2LVL6" text:bullet-char="">
        <style:list-level-properties text:space-before="4.325in" text:min-label-width="0.25in" text:list-level-position-and-space-mode="label-alignment">
          <style:list-level-label-alignment text:label-followed-by="listtab" fo:margin-left="4.575in" fo:text-indent="-0.25in"/>
        </style:list-level-properties>
        <style:text-properties style:font-name="Wingdings"/>
      </text:list-level-style-bullet>
      <text:list-level-style-bullet text:level="7" text:style-name="WW_CharLFO2LVL7" text:bullet-char="">
        <style:list-level-properties text:space-before="4.825in" text:min-label-width="0.25in" text:list-level-position-and-space-mode="label-alignment">
          <style:list-level-label-alignment text:label-followed-by="listtab" fo:margin-left="5.075in" fo:text-indent="-0.25in"/>
        </style:list-level-properties>
        <style:text-properties style:font-name="Symbol"/>
      </text:list-level-style-bullet>
      <text:list-level-style-bullet text:level="8" text:style-name="WW_CharLFO2LVL8" text:bullet-char="o">
        <style:list-level-properties text:space-before="5.325in" text:min-label-width="0.25in" text:list-level-position-and-space-mode="label-alignment">
          <style:list-level-label-alignment text:label-followed-by="listtab" fo:margin-left="5.575in" fo:text-indent="-0.25in"/>
        </style:list-level-properties>
        <style:text-properties style:font-name="Courier New"/>
      </text:list-level-style-bullet>
      <text:list-level-style-bullet text:level="9" text:style-name="WW_CharLFO2LVL9" text:bullet-char="">
        <style:list-level-properties text:space-before="5.825in" text:min-label-width="0.25in" text:list-level-position-and-space-mode="label-alignment">
          <style:list-level-label-alignment text:label-followed-by="listtab" fo:margin-left="6.07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ria Lewandowski</meta:initial-creator>
    <dc:creator>Lewandowski, Przemyslaw</dc:creator>
    <meta:creation-date>2023-03-14T20:37:00Z</meta:creation-date>
    <dc:date>2023-03-16T20:01:00Z</dc:date>
    <meta:template xlink:href="Normal.dotm" xlink:type="simple"/>
    <meta:editing-cycles>4</meta:editing-cycles>
    <meta:editing-duration>PT60S</meta:editing-duration>
    <meta:document-statistic meta:page-count="17" meta:paragraph-count="82" meta:word-count="6198" meta:character-count="41445" meta:row-count="294" meta:non-whitespace-character-count="35329"/>
  </office:meta>
</office:document-meta>
</file>